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19.835cm" fo:margin-left="-0.146cm" table:align="left"/>
    </style:style>
    <style:style style:name="Tableau13.A" style:family="table-column">
      <style:table-column-properties style:column-width="9.917cm"/>
    </style:style>
    <style:style style:name="Tableau13.B" style:family="table-column">
      <style:table-column-properties style:column-width="0.568cm"/>
    </style:style>
    <style:style style:name="Tableau13.C" style:family="table-column">
      <style:table-column-properties style:column-width="9.35cm"/>
    </style:style>
    <style:style style:name="Tableau13.1" style:family="table-row">
      <style:table-row-properties style:min-row-height="0.603cm"/>
    </style:style>
    <style:style style:name="Tableau13.A1" style:family="table-cell">
      <style:table-cell-properties fo:padding="0.097cm" fo:border-left="2pt solid #000000" fo:border-right="2pt solid #000000" fo:border-top="2pt solid #000000" fo:border-bottom="none"/>
    </style:style>
    <style:style style:name="Tableau13.A2" style:family="table-cell">
      <style:table-cell-properties fo:padding="0.097cm" fo:border-left="2pt solid #000000" fo:border-right="none" fo:border-top="none" fo:border-bottom="none"/>
    </style:style>
    <style:style style:name="Tableau13.C2" style:family="table-cell">
      <style:table-cell-properties fo:padding="0.097cm" fo:border-left="none" fo:border-right="2pt solid #000000" fo:border-top="none" fo:border-bottom="none"/>
    </style:style>
    <style:style style:name="Tableau13.A3" style:family="table-cell">
      <style:table-cell-properties fo:padding="0.097cm" fo:border-left="2pt solid #000000" fo:border-right="none" fo:border-top="none" fo:border-bottom="2pt solid #000000"/>
    </style:style>
    <style:style style:name="Tableau13.B3" style:family="table-cell">
      <style:table-cell-properties fo:padding="0.097cm" fo:border-left="none" fo:border-right="2pt solid #000000" fo:border-top="none" fo:border-bottom="2pt solid #000000"/>
    </style:style>
    <style:style style:name="Tableau10" style:family="table">
      <style:table-properties style:width="19.807cm" fo:margin-left="-0.125cm" table:align="left" style:writing-mode="lr-tb"/>
    </style:style>
    <style:style style:name="Tableau10.A" style:family="table-column">
      <style:table-column-properties style:column-width="7.863cm"/>
    </style:style>
    <style:style style:name="Tableau10.B" style:family="table-column">
      <style:table-column-properties style:column-width="11.943cm"/>
    </style:style>
    <style:style style:name="Tableau10.1" style:family="table-row">
      <style:table-row-properties style:min-row-height="1.316cm" fo:keep-together="auto"/>
    </style:style>
    <style:style style:name="Tableau10.A1" style:family="table-cell">
      <style:table-cell-properties fo:padding-left="0.125cm" fo:padding-right="0.125cm" fo:padding-top="0cm" fo:padding-bottom="0cm" fo:border-left="2pt solid #00000a" fo:border-right="none" fo:border-top="2pt solid #00000a" fo:border-bottom="2pt solid #00000a"/>
    </style:style>
    <style:style style:name="Tableau10.B1" style:family="table-cell">
      <style:table-cell-properties fo:padding-left="0.125cm" fo:padding-right="0.125cm" fo:padding-top="0cm" fo:padding-bottom="0cm" fo:border-left="none" fo:border-right="2pt solid #00000a" fo:border-top="2pt solid #00000a" fo:border-bottom="2pt solid #00000a"/>
    </style:style>
    <style:style style:name="Tableau11" style:family="table">
      <style:table-properties style:width="19.796cm" fo:margin-left="-0.125cm" table:align="left" style:writing-mode="lr-tb"/>
    </style:style>
    <style:style style:name="Tableau11.A" style:family="table-column">
      <style:table-column-properties style:column-width="5.373cm"/>
    </style:style>
    <style:style style:name="Tableau11.B" style:family="table-column">
      <style:table-column-properties style:column-width="2.589cm"/>
    </style:style>
    <style:style style:name="Tableau11.C" style:family="table-column">
      <style:table-column-properties style:column-width="0.263cm"/>
    </style:style>
    <style:style style:name="Tableau11.D" style:family="table-column">
      <style:table-column-properties style:column-width="1.192cm"/>
    </style:style>
    <style:style style:name="Tableau11.E" style:family="table-column">
      <style:table-column-properties style:column-width="3.401cm"/>
    </style:style>
    <style:style style:name="Tableau11.F" style:family="table-column">
      <style:table-column-properties style:column-width="0.452cm"/>
    </style:style>
    <style:style style:name="Tableau11.G" style:family="table-column">
      <style:table-column-properties style:column-width="6.526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25cm" fo:padding-right="0.125cm" fo:padding-top="0cm" fo:padding-bottom="0cm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125cm" fo:padding-right="0.125cm" fo:padding-top="0cm" fo:padding-bottom="0cm" fo:border-left="0.75pt solid #00000a" fo:border-right="2.25pt solid #00000a" fo:border-top="2.25pt solid #00000a" fo:border-bottom="0.75pt solid #00000a"/>
    </style:style>
    <style:style style:name="Tableau11.A2" style:family="table-cell">
      <style:table-cell-properties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A5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middle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F5" style:family="table-cell">
      <style:table-cell-properties style:vertical-align="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494cm" fo:keep-together="auto"/>
    </style:style>
    <style:style style:name="Tableau11.B6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style:min-row-height="0.448cm" fo:keep-together="auto"/>
    </style:style>
    <style:style style:name="Tableau11.B10" style:family="table-cell">
      <style:table-cell-properties style:vertical-align="" fo:padding-left="0.125cm" fo:padding-right="0.125cm" fo:padding-top="0cm" fo:padding-bottom="0cm" fo:border-left="0.75pt solid #00000a" fo:border-right="none" fo:border-top="0.75pt solid #00000a" fo:border-bottom="0.75pt solid #00000a"/>
    </style:style>
    <style:style style:name="Tableau11.12" style:family="table-row">
      <style:table-row-properties style:min-row-height="3.833cm" fo:keep-together="auto"/>
    </style:style>
    <style:style style:name="Tableau11.14" style:family="table-row">
      <style:table-row-properties style:min-row-height="0.559cm" fo:keep-together="auto"/>
    </style:style>
    <style:style style:name="Tableau11.15" style:family="table-row">
      <style:table-row-properties style:min-row-height="0.499cm" fo:keep-together="auto"/>
    </style:style>
    <style:style style:name="Tableau11.B15" style:family="table-cell">
      <style:table-cell-properties style:vertical-align="" fo:padding-left="0.125cm" fo:padding-right="0.125cm" fo:padding-top="0cm" fo:padding-bottom="0cm" fo:border-left="0.75pt solid #00000a" fo:border-right="none" fo:border-top="none" fo:border-bottom="0.75pt solid #00000a"/>
    </style:style>
    <style:style style:name="Tableau11.18" style:family="table-row">
      <style:table-row-properties style:min-row-height="0.102cm" fo:keep-together="auto"/>
    </style:style>
    <style:style style:name="Tableau11.A18" style:family="table-cell">
      <style:table-cell-properties fo:padding-left="0.125cm" fo:padding-right="0.125cm" fo:padding-top="0cm" fo:padding-bottom="0cm" fo:border-left="2.25pt solid #00000a" fo:border-right="0.75pt solid #00000a" fo:border-top="none" fo:border-bottom="0.75pt solid #00000a"/>
    </style:style>
    <style:style style:name="Tableau11.B18" style:family="table-cell">
      <style:table-cell-properties fo:padding-left="0.125cm" fo:padding-right="0.125cm" fo:padding-top="0cm" fo:padding-bottom="0cm" fo:border-left="0.75pt solid #00000a" fo:border-right="2.25pt solid #00000a" fo:border-top="none" fo:border-bottom="0.75pt solid #00000a"/>
    </style:style>
    <style:style style:name="Tableau11.A19" style:family="table-cell">
      <style:table-cell-properties style:vertical-align="middle" fo:padding-left="0.125cm" fo:padding-right="0.125cm" fo:padding-top="0cm" fo:padding-bottom="0cm" fo:border-left="2.25pt solid #00000a" fo:border-right="0.75pt solid #00000a" fo:border-top="none" fo:border-bottom="2.25pt solid #00000a"/>
    </style:style>
    <style:style style:name="Tableau11.B19" style:family="table-cell">
      <style:table-cell-properties style:vertical-align="middle" fo:padding-left="0.125cm" fo:padding-right="0.125cm" fo:padding-top="0cm" fo:padding-bottom="0cm" fo:border-left="0.75pt solid #00000a" fo:border-right="2.25pt solid #00000a" fo:border-top="none" fo:border-bottom="2.25pt solid #00000a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1" style:family="table-row">
      <style:table-row-properties style:min-row-height="0.794cm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169cm" fo:margin-left="0cm" table:align="left" style:writing-mode="lr-tb"/>
    </style:style>
    <style:style style:name="Tableau17.A" style:family="table-column">
      <style:table-column-properties style:column-width="2.073cm"/>
    </style:style>
    <style:style style:name="Tableau17.B" style:family="table-column">
      <style:table-column-properties style:column-width="4.821cm"/>
    </style:style>
    <style:style style:name="Tableau17.C" style:family="table-column">
      <style:table-column-properties style:column-width="7.276cm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middle" fo:padding-left="0.125cm" fo:padding-right="0.125cm" fo:padding-top="0cm" fo:padding-bottom="0cm" fo:border="none"/>
    </style:style>
    <style:style style:name="Tableau16" style:family="table">
      <style:table-properties style:width="14.314cm" fo:margin-left="-0.141cm" table:align="left"/>
    </style:style>
    <style:style style:name="Tableau16.A" style:family="table-column">
      <style:table-column-properties style:column-width="2.263cm"/>
    </style:style>
    <style:style style:name="Tableau16.B" style:family="table-column">
      <style:table-column-properties style:column-width="12.051cm"/>
    </style:style>
    <style:style style:name="Tableau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6.B1" style:family="table-cell">
      <style:table-cell-properties fo:padding="0.097cm" fo:border="0.05pt solid #000000"/>
    </style:style>
    <style:style style:name="Tableau14" style:family="table">
      <style:table-properties style:width="14.173cm" table:align="margins"/>
    </style:style>
    <style:style style:name="Tableau14.A" style:family="table-column">
      <style:table-column-properties style:column-width="9.592cm" style:rel-column-width="44353*"/>
    </style:style>
    <style:style style:name="Tableau14.B" style:family="table-column">
      <style:table-column-properties style:column-width="2.14cm" style:rel-column-width="9893*"/>
    </style:style>
    <style:style style:name="Tableau14.C" style:family="table-column">
      <style:table-column-properties style:column-width="2.441cm" style:rel-column-width="11289*"/>
    </style:style>
    <style:style style:name="Tableau14.A1" style:family="table-cell">
      <style:table-cell-properties fo:padding="0.097cm" fo:border="none"/>
    </style:style>
    <style:style style:name="Tableau15" style:family="table">
      <style:table-properties style:width="14.173cm" table:align="margins"/>
    </style:style>
    <style:style style:name="Tableau15.A" style:family="table-column">
      <style:table-column-properties style:column-width="3.203cm" style:rel-column-width="14811*"/>
    </style:style>
    <style:style style:name="Tableau15.B" style:family="table-column">
      <style:table-column-properties style:column-width="3.882cm" style:rel-column-width="17951*"/>
    </style:style>
    <style:style style:name="Tableau15.C" style:family="table-column">
      <style:table-column-properties style:column-width="3.544cm" style:rel-column-width="16385*"/>
    </style:style>
    <style:style style:name="Tableau15.D" style:family="table-column">
      <style:table-column-properties style:column-width="3.544cm" style:rel-column-width="16388*"/>
    </style:style>
    <style:style style:name="Tableau15.1" style:family="table-row">
      <style:table-row-properties style:min-row-height="0.794cm"/>
    </style:style>
    <style:style style:name="Tableau15.A1" style:family="table-cell">
      <style:table-cell-properties fo:padding="0.097cm" fo:border="none"/>
    </style:style>
    <style:style style:name="Tableau17" style:family="table">
      <style:table-properties style:width="14.169cm" fo:margin-left="0cm" table:align="left" style:writing-mode="lr-tb"/>
    </style:style>
    <style:style style:name="Tableau17.A" style:family="table-column">
      <style:table-column-properties style:column-width="2.073cm"/>
    </style:style>
    <style:style style:name="Tableau17.B" style:family="table-column">
      <style:table-column-properties style:column-width="4.821cm"/>
    </style:style>
    <style:style style:name="Tableau17.C" style:family="table-column">
      <style:table-column-properties style:column-width="7.276cm"/>
    </style:style>
    <style:style style:name="Tableau17.1" style:family="table-row">
      <style:table-row-properties fo:keep-together="auto"/>
    </style:style>
    <style:style style:name="Tableau17.A1" style:family="table-cell">
      <style:table-cell-properties style:vertical-align="middle" fo:padding-left="0.125cm" fo:padding-right="0.125cm" fo:padding-top="0cm" fo:padding-bottom="0cm" fo:border="none"/>
    </style:style>
    <style:style style:name="Tableau1" style:family="table">
      <style:table-properties style:width="19.798cm" fo:margin-left="0.118cm" table:align="left"/>
    </style:style>
    <style:style style:name="Tableau1.A" style:family="table-column">
      <style:table-column-properties style:column-width="10.215cm"/>
    </style:style>
    <style:style style:name="Tableau1.B" style:family="table-column">
      <style:table-column-properties style:column-width="9.583cm"/>
    </style:style>
    <style:style style:name="Tableau1.A1" style:family="table-cell">
      <style:table-cell-properties fo:padding="0.097cm" fo:border-left="0.8pt solid #000000" fo:border-right="0.8pt solid #000000" fo:border-top="0.8pt solid #000000" fo:border-bottom="none"/>
    </style:style>
    <style:style style:name="Tableau1.A2" style:family="table-cell">
      <style:table-cell-properties fo:padding="0.097cm" fo:border-left="0.8pt solid #000000" fo:border-right="none" fo:border-top="none" fo:border-bottom="0.05pt solid #000000"/>
    </style:style>
    <style:style style:name="Tableau1.B2" style:family="table-cell">
      <style:table-cell-properties fo:padding="0.097cm" fo:border-left="none" fo:border-right="0.8pt solid #000000" fo:border-top="none" fo:border-bottom="0.05pt solid #000000"/>
    </style:style>
    <style:style style:name="Tableau1.A3" style:family="table-cell">
      <style:table-cell-properties fo:padding="0.097cm" fo:border-left="0.8pt solid #000000" fo:border-right="0.8pt solid #000000" fo:border-top="none" fo:border-bottom="0.8pt solid #000000"/>
    </style:style>
    <style:style style:name="Tableau2" style:family="table">
      <style:table-properties style:width="19.789cm" fo:margin-left="0.118cm" table:align="left"/>
    </style:style>
    <style:style style:name="Tableau2.A" style:family="table-column">
      <style:table-column-properties style:column-width="7.461cm"/>
    </style:style>
    <style:style style:name="Tableau2.B" style:family="table-column">
      <style:table-column-properties style:column-width="12.328cm"/>
    </style:style>
    <style:style style:name="Tableau2.A1" style:family="table-cell">
      <style:table-cell-properties fo:padding="0.097cm" fo:border-left="0.8pt solid #000000" fo:border-right="none" fo:border-top="0.8pt solid #000000" fo:border-bottom="0.8pt solid #000000"/>
    </style:style>
    <style:style style:name="Tableau2.B1" style:family="table-cell">
      <style:table-cell-properties fo:padding="0.097cm" fo:border-left="none" fo:border-right="0.8pt solid #000000" fo:border-top="0.8pt solid #000000" fo:border-bottom="0.8pt solid #000000"/>
    </style:style>
    <style:style style:name="Tableau3" style:family="table">
      <style:table-properties style:width="19.764cm" fo:margin-left="0.11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4.895cm"/>
    </style:style>
    <style:style style:name="Tableau3.C" style:family="table-column">
      <style:table-column-properties style:column-width="4.657cm"/>
    </style:style>
    <style:style style:name="Tableau3.D" style:family="table-column">
      <style:table-column-properties style:column-width="4.815cm"/>
    </style:style>
    <style:style style:name="Tableau3.1" style:family="table-row">
      <style:table-row-properties style:min-row-height="1.429cm"/>
    </style:style>
    <style:style style:name="Tableau3.A1" style:family="table-cell">
      <style:table-cell-properties fo:padding-left="0.101cm" fo:padding-right="0.101cm" fo:padding-top="0.049cm" fo:padding-bottom="0.049cm" fo:border-left="0.8pt solid #000000" fo:border-right="none" fo:border-top="0.8pt solid #000000" fo:border-bottom="0.05pt solid #000000"/>
    </style:style>
    <style:style style:name="Tableau3.B1" style:family="table-cell">
      <style:table-cell-properties fo:padding-left="0.101cm" fo:padding-right="0.101cm" fo:padding-top="0.049cm" fo:padding-bottom="0.049cm" fo:border-left="0.8pt solid #000000" fo:border-right="0.8pt solid #000000" fo:border-top="0.8pt solid #000000" fo:border-bottom="0.05pt solid #000000"/>
    </style:style>
    <style:style style:name="Tableau3.A2" style:family="table-cell">
      <style:table-cell-properties fo:padding-left="0.101cm" fo:padding-right="0.101cm" fo:padding-top="0.049cm" fo:padding-bottom="0.049cm" fo:border-left="0.8pt solid #000000" fo:border-right="none" fo:border-top="none" fo:border-bottom="0.05pt solid #000000"/>
    </style:style>
    <style:style style:name="Tableau3.B2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4" style:family="table-row">
      <style:table-row-properties style:min-row-height="0.556cm"/>
    </style:style>
    <style:style style:name="Tableau3.C5" style:family="table-cell">
      <style:table-cell-properties style:vertical-align="middle"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D5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B7" style:family="table-cell">
      <style:table-cell-properties style:vertical-align="middle" fo:padding-left="0.101cm" fo:padding-right="0.101cm" fo:padding-top="0.049cm" fo:padding-bottom="0.049cm" fo:border-left="0.8pt solid #000000" fo:border-right="0.8pt solid #000000" fo:border-top="none" fo:border-bottom="0.05pt solid #000000"/>
    </style:style>
    <style:style style:name="Tableau3.B8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11" style:family="table-row">
      <style:table-row-properties style:min-row-height="2cm"/>
    </style:style>
    <style:style style:name="Tableau3.12" style:family="table-row">
      <style:table-row-properties style:min-row-height="0.773cm"/>
    </style:style>
    <style:style style:name="Tableau3.13" style:family="table-row">
      <style:table-row-properties style:min-row-height="0.092cm"/>
    </style:style>
    <style:style style:name="Tableau3.14" style:family="table-row">
      <style:table-row-properties style:min-row-height="3.103cm"/>
    </style:style>
    <style:style style:name="Tableau3.15" style:family="table-row">
      <style:table-row-properties style:min-row-height="0.661cm"/>
    </style:style>
    <style:style style:name="Tableau3.16" style:family="table-row">
      <style:table-row-properties style:min-row-height="1.349cm"/>
    </style:style>
    <style:style style:name="Tableau3.A16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none"/>
    </style:style>
    <style:style style:name="Tableau3.B16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none"/>
    </style:style>
    <style:style style:name="Tableau3.17" style:family="table-row">
      <style:table-row-properties style:min-row-height="0.356cm"/>
    </style:style>
    <style:style style:name="Tableau3.A17" style:family="table-cell">
      <style:table-cell-properties fo:padding-left="0.101cm" fo:padding-right="0.101cm" fo:padding-top="0.049cm" fo:padding-bottom="0.049cm" fo:border-left="0.8pt solid #000000" fo:border-right="none" fo:border-top="0.05pt solid #000000" fo:border-bottom="0.05pt solid #000000"/>
    </style:style>
    <style:style style:name="Tableau3.B17" style:family="table-cell">
      <style:table-cell-properties fo:padding-left="0.101cm" fo:padding-right="0.101cm" fo:padding-top="0.049cm" fo:padding-bottom="0.049cm" fo:border-left="0.8pt solid #000000" fo:border-right="0.8pt solid #000000" fo:border-top="0.05pt solid #000000" fo:border-bottom="0.05pt solid #000000"/>
    </style:style>
    <style:style style:name="Tableau3.A18" style:family="table-cell">
      <style:table-cell-properties fo:padding-left="0.101cm" fo:padding-right="0.101cm" fo:padding-top="0.049cm" fo:padding-bottom="0.049cm" fo:border-left="0.8pt solid #000000" fo:border-right="none" fo:border-top="none" fo:border-bottom="0.8pt solid #000000"/>
    </style:style>
    <style:style style:name="Tableau3.B18" style:family="table-cell">
      <style:table-cell-properties fo:padding-left="0.101cm" fo:padding-right="0.101cm" fo:padding-top="0.049cm" fo:padding-bottom="0.049cm" fo:border-left="0.8pt solid #000000" fo:border-right="0.8pt solid #000000" fo:border-top="none" fo:border-bottom="0.8pt solid #000000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Tableau6" style:family="table">
      <style:table-properties style:width="14.166cm" table:align="margins"/>
    </style:style>
    <style:style style:name="Tableau6.A" style:family="table-column">
      <style:table-column-properties style:column-width="3.54cm" style:rel-column-width="16377*"/>
    </style:style>
    <style:style style:name="Tableau6.B" style:family="table-column">
      <style:table-column-properties style:column-width="3.087cm" style:rel-column-width="14283*"/>
    </style:style>
    <style:style style:name="Tableau6.C" style:family="table-column">
      <style:table-column-properties style:column-width="4.436cm" style:rel-column-width="20524*"/>
    </style:style>
    <style:style style:name="Tableau6.D" style:family="table-column">
      <style:table-column-properties style:column-width="3.103cm" style:rel-column-width="14351*"/>
    </style:style>
    <style:style style:name="Tableau6.A1" style:family="table-cell">
      <style:table-cell-properties fo:padding="0cm" fo:border="none"/>
    </style:style>
    <style:style style:name="Tableau5" style:family="table">
      <style:table-properties style:width="14.166cm" table:align="margins"/>
    </style:style>
    <style:style style:name="Tableau5.A" style:family="table-column">
      <style:table-column-properties style:column-width="3.517cm" style:rel-column-width="16269*"/>
    </style:style>
    <style:style style:name="Tableau5.B" style:family="table-column">
      <style:table-column-properties style:column-width="1.947cm" style:rel-column-width="9010*"/>
    </style:style>
    <style:style style:name="Tableau5.C" style:family="table-column">
      <style:table-column-properties style:column-width="3.036cm" style:rel-column-width="14041*"/>
    </style:style>
    <style:style style:name="Tableau5.D" style:family="table-column">
      <style:table-column-properties style:column-width="1.887cm" style:rel-column-width="8735*"/>
    </style:style>
    <style:style style:name="Tableau5.E" style:family="table-column">
      <style:table-column-properties style:column-width="3.778cm" style:rel-column-width="17480*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4.166cm" table:align="margins"/>
    </style:style>
    <style:style style:name="Tableau7.A" style:family="table-column">
      <style:table-column-properties style:column-width="14.166cm" style:rel-column-width="65535*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4.166cm" table:align="margins"/>
    </style:style>
    <style:style style:name="Tableau8.A" style:family="table-column">
      <style:table-column-properties style:column-width="9.13cm" style:rel-column-width="42235*"/>
    </style:style>
    <style:style style:name="Tableau8.B" style:family="table-column">
      <style:table-column-properties style:column-width="2.055cm" style:rel-column-width="9509*"/>
    </style:style>
    <style:style style:name="Tableau8.C" style:family="table-column">
      <style:table-column-properties style:column-width="2.981cm" style:rel-column-width="13791*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4.166cm" table:align="margins"/>
    </style:style>
    <style:style style:name="Tableau9.A" style:family="table-column">
      <style:table-column-properties style:column-width="14.166cm" style:rel-column-width="65535*"/>
    </style:style>
    <style:style style:name="Tableau9.A1" style:family="table-cell">
      <style:table-cell-properties fo:padding="0cm" fo:border="none"/>
    </style:style>
    <style:style style:name="Tableau12" style:family="table">
      <style:table-properties style:width="14.136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13.527cm"/>
    </style:style>
    <style:style style:name="Tableau12.A1" style:family="table-cell">
      <style:table-cell-properties fo:padding="0.097cm" fo:border="none"/>
    </style:style>
    <style:style style:name="Tableau4" style:family="table">
      <style:table-properties style:width="14.169cm" fo:margin-left="0cm" table:align="left"/>
    </style:style>
    <style:style style:name="Tableau4.A" style:family="table-column">
      <style:table-column-properties style:column-width="3.353cm"/>
    </style:style>
    <style:style style:name="Tableau4.B" style:family="table-column">
      <style:table-column-properties style:column-width="3.327cm"/>
    </style:style>
    <style:style style:name="Tableau4.C" style:family="table-column">
      <style:table-column-properties style:column-width="3.463cm"/>
    </style:style>
    <style:style style:name="Tableau4.D" style:family="table-column">
      <style:table-column-properties style:column-width="4.027cm"/>
    </style:style>
    <style:style style:name="Tableau4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2" fo:font-size="8pt" style:font-size-asian="8pt"/>
    </style:style>
    <style:style style:name="P2" style:family="paragraph" style:parent-style-name="Standard">
      <style:text-properties style:font-name="Calibri2"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2" fo:font-size="10pt" fo:font-weight="normal" style:font-size-asian="10pt" style:font-weight-asian="normal" style:font-size-complex="12pt" style:font-weight-complex="normal"/>
    </style:style>
    <style:style style:name="P5" style:family="paragraph" style:parent-style-name="Standard">
      <style:paragraph-properties>
        <style:tab-stops>
          <style:tab-stop style:position="9.001cm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6" style:family="paragraph" style:parent-style-name="Standard">
      <style:paragraph-properties fo:text-align="start" style:justify-single-word="false"/>
      <style:text-properties style:font-name="Calibri2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Calibri2" fo:font-size="9pt" style:font-size-asian="9pt" style:font-size-complex="9pt"/>
    </style:style>
    <style:style style:name="P8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9" style:family="paragraph" style:parent-style-name="Standard">
      <style:paragraph-properties fo:line-height="150%"/>
      <style:text-properties style:font-name="Calibri2" fo:font-size="9pt" style:font-size-asian="9pt" style:font-size-complex="9pt"/>
    </style:style>
    <style:style style:name="P10" style:family="paragraph" style:parent-style-name="Standard">
      <style:paragraph-properties fo:line-height="150%"/>
      <style:text-properties style:font-name="Calibri2" fo:font-size="9pt" officeooo:paragraph-rsid="00193754" style:font-size-asian="9pt" style:font-size-complex="9pt"/>
    </style:style>
    <style:style style:name="P11" style:family="paragraph" style:parent-style-name="Standard">
      <style:paragraph-properties fo:line-height="150%">
        <style:tab-stops>
          <style:tab-stop style:position="10.001cm" style:leader-style="dotted" style:leader-text="."/>
        </style:tab-stops>
      </style:paragraph-properties>
      <style:text-properties style:font-name="Calibri2" fo:font-size="9pt" officeooo:paragraph-rsid="00193754" style:font-size-asian="9pt" style:font-size-complex="9pt"/>
    </style:style>
    <style:style style:name="P12" style:family="paragraph" style:parent-style-name="Standard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13" style:family="paragraph" style:parent-style-name="Standard">
      <style:paragraph-properties fo:text-align="start" style:justify-single-word="false"/>
      <style:text-properties style:font-name="Calibri2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9pt" style:font-size-asian="9pt" style:font-size-complex="9pt"/>
    </style:style>
    <style:style style:name="P15" style:family="paragraph" style:parent-style-name="Standard">
      <style:paragraph-properties fo:text-align="end" style:justify-single-word="false"/>
      <style:text-properties style:font-name="Calibri2" fo:font-size="9pt" style:font-size-asian="9pt" style:font-size-complex="9pt"/>
    </style:style>
    <style:style style:name="P16" style:family="paragraph" style:parent-style-name="Standard">
      <style:text-properties style:font-name="Calibri2" fo:font-size="9pt" officeooo:paragraph-rsid="0011c6ea" style:font-size-asian="9pt" style:font-size-complex="9pt"/>
    </style:style>
    <style:style style:name="P17" style:family="paragraph" style:parent-style-name="Standard">
      <style:text-properties style:font-name="Calibri2" fo:font-size="9pt" officeooo:rsid="00193754" officeooo:paragraph-rsid="00193754" style:font-size-asian="9pt" style:font-size-complex="9pt"/>
    </style:style>
    <style:style style:name="P18" style:family="paragraph" style:parent-style-name="Standard">
      <style:paragraph-properties fo:text-align="start" style:justify-single-word="false"/>
      <style:text-properties style:font-name="Calibri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0" style:family="paragraph" style:parent-style-name="Standard">
      <style:text-properties style:font-name="Calibri2" fo:font-size="9pt" fo:font-weight="normal" style:font-size-asian="9pt" style:font-weight-asian="normal" style:font-size-complex="9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2" style:family="paragraph" style:parent-style-name="Standard">
      <style:text-properties style:font-name="Calibri2" fo:font-size="9pt" fo:font-weight="bold" style:font-size-asian="9pt" style:font-weight-asian="bold" style:font-size-complex="9pt" style:font-weight-complex="bold"/>
    </style:style>
    <style:style style:name="P23" style:family="paragraph" style:parent-style-name="Standard">
      <style:paragraph-properties fo:line-height="150%"/>
      <style:text-properties style:font-name="Calibri2" fo:font-size="9pt" fo:font-weight="bold" style:font-size-asian="9pt" style:font-weight-asian="bold" style:font-size-complex="9pt"/>
    </style:style>
    <style:style style:name="P24" style:family="paragraph" style:parent-style-name="Standard">
      <style:paragraph-properties fo:text-align="center" style:justify-single-word="false"/>
      <style:text-properties style:font-name="Calibri2"/>
    </style:style>
    <style:style style:name="P25" style:family="paragraph" style:parent-style-name="Standard">
      <style:text-properties fo:color="#0070c0" style:font-name="Calibri2" fo:font-size="9pt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fo:color="#00b050" style:font-name="Calibri2" fo:font-size="9pt" fo:font-style="normal" fo:font-weight="bold" style:font-size-asian="9pt" style:font-style-asian="normal" style:font-weight-asian="bold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text-transform="uppercase" style:font-name="Calibri2" fo:font-size="14pt" fo:font-weight="bold" style:font-size-asian="14pt" style:font-weight-asian="bold" style:font-size-complex="14pt"/>
    </style:style>
    <style:style style:name="P28" style:family="paragraph" style:parent-style-name="Standard">
      <style:text-properties officeooo:paragraph-rsid="00193754"/>
    </style:style>
    <style:style style:name="P29" style:family="paragraph" style:parent-style-name="Standard">
      <style:paragraph-properties fo:margin-top="0.423cm" fo:margin-bottom="0cm" loext:contextual-spacing="false" fo:text-align="center" style:justify-single-word="false"/>
      <style:text-properties style:font-name="Calibri2"/>
    </style:style>
    <style:style style:name="P30" style:family="paragraph" style:parent-style-name="UrbanTitle">
      <style:text-properties style:font-name="Calibri2" fo:font-size="12pt" style:text-underline-style="none" style:font-size-asian="12pt" style:font-size-complex="12pt"/>
    </style:style>
    <style:style style:name="P31" style:family="paragraph" style:parent-style-name="UrbanTitle">
      <style:text-properties style:font-name="Calibri2" fo:font-size="12pt" style:text-underline-style="none" fo:font-weight="normal" style:font-size-asian="12pt" style:font-weight-asian="normal" style:font-size-complex="12pt" style:font-weight-complex="normal"/>
    </style:style>
    <style:style style:name="P32" style:family="paragraph" style:parent-style-name="UrbanTitle">
      <style:paragraph-properties fo:text-align="start" style:justify-single-word="false"/>
      <style:text-properties style:font-name="Calibri2" fo:font-size="8pt" style:text-underline-style="none" fo:font-weight="normal" style:font-size-asian="7pt" style:font-weight-asian="normal" style:font-size-complex="8pt" style:font-weight-complex="normal"/>
    </style:style>
    <style:style style:name="P33" style:family="paragraph" style:parent-style-name="UrbanBody_20_">
      <style:text-properties style:font-name="Calibri2" fo:font-size="10pt" fo:font-weight="bold" style:font-size-asian="10pt" style:font-weight-asian="bold" style:font-size-complex="10pt" style:font-weight-complex="bold"/>
    </style:style>
    <style:style style:name="P34" style:family="paragraph" style:parent-style-name="UrbanBody_20_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35" style:family="paragraph" style:parent-style-name="UrbanBody_20_"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6" style:family="paragraph" style:parent-style-name="UrbanBody_20_">
      <style:paragraph-properties fo:text-align="center" style:justify-single-word="false"/>
      <style:text-properties style:font-name="Calibri2" fo:font-size="10pt" fo:font-weight="normal" style:font-size-asian="10pt" style:font-weight-asian="normal" style:font-size-complex="10pt" style:font-weight-complex="normal"/>
    </style:style>
    <style:style style:name="P37" style:family="paragraph" style:parent-style-name="UrbanBody_20_">
      <style:text-properties style:font-name="Calibri2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38" style:family="paragraph" style:parent-style-name="UrbanBody_20_">
      <style:text-properties style:font-name="Calibri2" fo:font-size="10pt" style:font-size-asian="10pt" style:font-size-complex="10pt"/>
    </style:style>
    <style:style style:name="P39" style:family="paragraph" style:parent-style-name="UrbanBody_20_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40" style:family="paragraph" style:parent-style-name="UrbanBody_20_">
      <style:paragraph-properties fo:text-align="end" style:justify-single-word="false"/>
      <style:text-properties style:font-name="Calibri2" fo:font-size="10pt" style:font-size-asian="10pt" style:font-size-complex="10pt"/>
    </style:style>
    <style:style style:name="P41" style:family="paragraph" style:parent-style-name="UrbanBody_20_">
      <style:text-properties style:font-name="Calibri2" fo:font-size="10pt" officeooo:paragraph-rsid="001078c9" style:font-size-asian="10pt" style:font-size-complex="10pt"/>
    </style:style>
    <style:style style:name="P42" style:family="paragraph" style:parent-style-name="UrbanBody_20_">
      <style:text-properties style:font-name="Calibri2" fo:font-size="10pt" style:text-underline-style="none" fo:font-weight="bold" style:font-size-asian="10pt" style:font-weight-asian="bold" style:font-size-complex="10pt" style:font-weight-complex="bold"/>
    </style:style>
    <style:style style:name="P43" style:family="paragraph" style:parent-style-name="UrbanBody_20_">
      <style:paragraph-properties fo:text-align="start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UrbanBody_20_">
      <style:paragraph-properties fo:text-align="center" style:justify-single-word="false"/>
      <style:text-properties style:font-name="Calibri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UrbanBody_20_">
      <style:paragraph-properties fo:text-align="start" style:justify-single-word="false">
        <style:tab-stops>
          <style:tab-stop style:position="10.001cm"/>
        </style:tab-stops>
      </style:paragraph-properties>
      <style:text-properties style:font-name="Calibri2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UrbanBody_20_">
      <style:text-properties style:font-name="Calibri2" fo:font-size="4pt" style:font-size-asian="3.5pt" style:font-size-complex="4pt"/>
    </style:style>
    <style:style style:name="P47" style:family="paragraph" style:parent-style-name="UrbanBody_20_">
      <style:paragraph-properties fo:text-align="center" style:justify-single-word="false"/>
      <style:text-properties style:font-name="Calibri2" fo:font-size="4pt" fo:font-style="normal" fo:font-weight="normal" style:font-size-asian="3.5pt" style:font-style-asian="normal" style:font-weight-asian="normal" style:font-size-complex="4pt" style:font-style-complex="normal" style:font-weight-complex="normal"/>
    </style:style>
    <style:style style:name="P48" style:family="paragraph" style:parent-style-name="UrbanBody_20_">
      <style:paragraph-properties fo:text-align="start" style:justify-single-word="false"/>
      <style:text-properties style:font-name="Calibri2" fo:font-size="10.5pt" style:text-underline-style="none" fo:font-weight="normal" style:font-size-asian="10.5pt" style:font-weight-asian="normal" style:font-size-complex="10.5pt" style:font-weight-complex="normal"/>
    </style:style>
    <style:style style:name="P49" style:family="paragraph" style:parent-style-name="UrbanBody_20_">
      <style:text-properties style:font-name="Calibri2" fo:font-size="9.5pt" style:font-size-asian="9.5pt" style:font-size-complex="9.5pt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9pt" style:text-underline-style="none" fo:font-weight="normal" style:font-size-asian="9pt" style:font-weight-asian="normal" style:font-size-complex="9pt" style:font-weight-complex="normal"/>
    </style:style>
    <style:style style:name="P51" style:family="paragraph" style:parent-style-name="UrbanBody_20_">
      <style:text-properties style:font-name="Calibri2" fo:font-size="9pt" style:font-size-asian="9pt" style:font-size-complex="9pt"/>
    </style:style>
    <style:style style:name="P52" style:family="paragraph" style:parent-style-name="UrbanBody_20_">
      <style:paragraph-properties>
        <style:tab-stops>
          <style:tab-stop style:position="14.002cm" style:leader-style="dotted" style:leader-text="."/>
        </style:tab-stops>
      </style:paragraph-properties>
      <style:text-properties style:font-name="Calibri2" fo:font-size="9pt" style:font-size-asian="9pt" style:font-size-complex="9pt"/>
    </style:style>
    <style:style style:name="P53" style:family="paragraph" style:parent-style-name="UrbanBody_20_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4" style:family="paragraph" style:parent-style-name="UrbanBody_20_">
      <style:text-properties style:font-name="Calibri2" fo:font-size="9pt" officeooo:rsid="001078c9" officeooo:paragraph-rsid="001078c9" style:font-size-asian="9pt" style:font-size-complex="9pt"/>
    </style:style>
    <style:style style:name="P55" style:family="paragraph" style:parent-style-name="UrbanBody_20_">
      <style:text-properties style:use-window-font-color="true" style:text-outline="false" style:text-line-through-style="none" style:text-line-through-type="none" style:font-name="Calibri2" fo:font-size="10pt" fo:letter-spacing="normal" fo:font-style="normal" fo:text-shadow="none" style:text-underline-style="none" fo:font-weight="bold" style:letter-kerning="true" style:font-name-asian="DejaVu Sans1" style:font-size-asian="10pt" style:font-style-asian="normal" style:font-weight-asian="bold" style:font-name-complex="DejaVu Sans1" style:font-size-complex="10pt" style:font-style-complex="normal" style:font-weight-complex="bold" style:text-emphasize="none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style:font-name="Calibri2" fo:font-size="10pt" style:font-size-asian="10pt" style:font-size-complex="10pt"/>
    </style:style>
    <style:style style:name="P57" style:family="paragraph" style:parent-style-name="Table_20_Contents">
      <style:paragraph-properties fo:text-align="start" style:justify-single-word="false"/>
      <style:text-properties style:font-name="Calibri2" fo:font-size="9pt" style:font-size-asian="9pt" style:font-size-complex="9pt"/>
    </style:style>
    <style:style style:name="P58" style:family="paragraph" style:parent-style-name="UrbanTitle">
      <style:paragraph-properties fo:margin-left="0cm" fo:margin-right="-0.199cm" fo:text-indent="0cm" style:auto-text-indent="false"/>
      <style:text-properties style:font-name="Calibri2" fo:font-size="2pt" style:text-underline-style="none" style:font-size-asian="1.75pt" style:font-size-complex="2pt"/>
    </style:style>
    <style:style style:name="P59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Calibri2"/>
    </style:style>
    <style:style style:name="P60" style:family="paragraph" style:parent-style-name="Standard">
      <style:paragraph-properties fo:margin-left="0.501cm" fo:margin-right="0cm" fo:margin-top="0.212cm" fo:margin-bottom="0cm" loext:contextual-spacing="false" fo:text-align="center" style:justify-single-word="false" fo:text-indent="0cm" style:auto-text-indent="false"/>
      <style:text-properties style:font-name="Calibri2" fo:font-size="2pt" style:font-size-asian="1.75pt" style:font-size-complex="2pt"/>
    </style:style>
    <style:style style:name="P61" style:family="paragraph" style:parent-style-name="Standard">
      <style:paragraph-properties fo:margin-left="-0.125cm" fo:margin-right="0cm" fo:line-height="150%" fo:text-indent="0cm" style:auto-text-indent="false">
        <style:tab-stops>
          <style:tab-stop style:position="0.123cm"/>
        </style:tab-stops>
      </style:paragraph-properties>
      <style:text-properties style:font-name="Calibri2" fo:font-size="9pt" style:font-size-asian="9pt" style:font-size-complex="9pt"/>
    </style:style>
    <style:style style:name="P62" style:family="paragraph" style:parent-style-name="Standard">
      <style:paragraph-properties fo:margin-left="-0.012cm" fo:margin-right="0.002cm" fo:text-indent="0cm" style:auto-text-indent="false"/>
      <style:text-properties style:font-name="Calibri2" fo:font-size="9pt" style:font-size-asian="9pt" style:font-size-complex="9pt"/>
    </style:style>
    <style:style style:name="P63" style:family="paragraph" style:parent-style-name="Standard">
      <style:paragraph-properties fo:margin-left="-0.011cm" fo:margin-right="0.007cm" fo:text-indent="0cm" style:auto-text-indent="false"/>
      <style:text-properties style:font-name="Calibri2" fo:font-size="9pt" style:font-size-asian="9pt" style:font-size-complex="9pt"/>
    </style:style>
    <style:style style:name="P64" style:family="paragraph" style:parent-style-name="UrbanTitle">
      <style:paragraph-properties fo:break-before="page"/>
      <style:text-properties style:font-name="Calibri2" fo:font-size="12pt" style:text-underline-style="none" style:font-size-asian="12pt" style:font-size-complex="12pt"/>
    </style:style>
    <style:style style:name="P6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6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67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size-complex="10pt" style:font-weight-complex="bold"/>
    </style:style>
    <style:style style:name="T8" style:family="text">
      <style:text-properties fo:font-weight="bold" fo:background-color="transparent" loext:char-shading-value="0" style:font-weight-asian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1c6ea" style:font-weight-asian="normal" style:font-weight-complex="normal"/>
    </style:style>
    <style:style style:name="T12" style:family="text">
      <style:text-properties fo:font-weight="normal" fo:background-color="transparent" loext:char-shading-value="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bold" style:font-weight-asian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0" style:family="text">
      <style:text-properties style:text-underline-style="solid" style:text-underline-width="auto" style:text-underline-color="font-color" fo:background-color="transparent" loext:char-shading-value="0"/>
    </style:style>
    <style:style style:name="T21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4" style:family="text">
      <style:text-properties style:use-window-font-color="true" fo:font-weight="bold" style:font-weight-asian="bold"/>
    </style:style>
    <style:style style:name="T25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26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27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28" style:family="text">
      <style:text-properties style:use-window-font-color="true" style:font-name="Times New Roman1" fo:font-size="11pt" fo:letter-spacing="normal" fo:language="fr" fo:country="BE" fo:font-style="normal" style:text-underline-style="none" fo:font-weight="normal" style:font-size-asian="11pt" style:font-style-asian="normal" style:font-weight-asian="normal" style:font-name-complex="Calibri2" style:font-size-complex="11pt" style:font-style-complex="normal" style:font-weight-complex="normal"/>
    </style:style>
    <style:style style:name="T29" style:family="text">
      <style:text-properties style:use-window-font-color="true" style:font-name="Calibri3" fo:font-size="12pt" fo:letter-spacing="normal" fo:language="fr" fo:country="BE" fo:font-style="normal" style:text-underline-style="solid" style:text-underline-width="auto" style:text-underline-color="font-color" fo:font-weight="bold" style:font-size-asian="12pt" style:font-style-asian="normal" style:font-weight-asian="bold" style:font-name-complex="Calibri2" style:font-size-complex="12pt" style:font-style-complex="normal" style:font-weight-complex="bold"/>
    </style:style>
    <style:style style:name="T30" style:family="text">
      <style:text-properties style:use-window-font-color="true" style:font-name="Calibri3" fo:letter-spacing="normal" fo:language="fr" fo:country="BE" fo:font-style="normal" style:text-underline-style="solid" style:text-underline-width="auto" style:text-underline-color="font-color" fo:font-weight="bold" style:font-style-asian="normal" style:font-weight-asian="bold" style:font-name-complex="Calibri2" style:font-style-complex="normal" style:font-weight-complex="bold"/>
    </style:style>
    <style:style style:name="T31" style:family="text">
      <style:text-properties style:use-window-font-color="true" style:font-name="Calibri3" fo:font-size="9.5pt" fo:letter-spacing="normal" fo:language="fr" fo:country="BE" style:text-underline-style="none" style:font-size-asian="9.5pt" style:font-name-complex="Calibri2" style:font-size-complex="9.5pt"/>
    </style:style>
    <style:style style:name="T32" style:family="text">
      <style:text-properties fo:font-style="italic" style:text-underline-style="solid" style:text-underline-width="auto" style:text-underline-color="font-color" style:font-style-asian="italic"/>
    </style:style>
    <style:style style:name="T3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4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bold" fo:background-color="transparent" loext:char-shading-value="0" style:font-style-asian="italic" style:font-weight-asian="bold"/>
    </style:style>
    <style:style style:name="T36" style:family="text">
      <style:text-properties fo:font-style="italic" style:font-style-asian="italic"/>
    </style:style>
    <style:style style:name="T37" style:family="text">
      <style:text-properties fo:font-size="9pt" style:font-size-asian="9pt" style:font-size-complex="9pt"/>
    </style:style>
    <style:style style:name="T38" style:family="text">
      <style:text-properties fo:font-size="9pt" fo:language="zxx" fo:country="none" fo:font-weight="normal" style:font-size-asian="9pt" style:language-asian="zxx" style:country-asian="none" style:font-weight-asian="normal" style:font-name-complex="Arial" style:font-size-complex="9pt" style:font-weight-complex="normal"/>
    </style:style>
    <style:style style:name="T39" style:family="text">
      <style:text-properties fo:font-size="10.5pt" style:font-size-asian="10.5pt" style:font-size-complex="10.5pt"/>
    </style:style>
    <style:style style:name="T40" style:family="text"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T4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11c6ea" style:font-style-asian="normal" style:font-weight-asian="normal" style:font-style-complex="normal" style:font-weight-complex="normal"/>
    </style:style>
    <style:style style:name="T44" style:family="text">
      <style:text-properties fo:text-transform="uppercase"/>
    </style:style>
    <style:style style:name="T45" style:family="text">
      <style:text-properties fo:text-transform="uppercase" fo:font-weight="bold" style:font-weight-asian="bold"/>
    </style:style>
    <style:style style:name="T46" style:family="text">
      <style:text-properties fo:font-variant="small-caps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fo:font-size="10pt" fo:font-style="italic" fo:background-color="#ffff00" loext:char-shading-value="0" style:font-size-asian="10pt" style:font-style-asian="italic" style:font-style-complex="italic"/>
    </style:style>
    <style:style style:name="T49" style:family="text">
      <style:text-properties fo:color="#00b050"/>
    </style:style>
    <style:style style:name="T50" style:family="text">
      <style:text-properties fo:color="#00b050" fo:font-weight="bold" style:font-weight-asian="bold"/>
    </style:style>
    <style:style style:name="T51" style:family="text">
      <style:text-properties fo:color="#00b050" style:text-underline-style="solid" style:text-underline-width="auto" style:text-underline-color="font-color"/>
    </style:style>
    <style:style style:name="T52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3" style:family="text">
      <style:text-properties fo:color="#00b050" fo:font-style="normal" fo:font-weight="bold" style:font-style-asian="normal" style:font-weight-asian="bold" style:font-style-complex="normal"/>
    </style:style>
    <style:style style:name="T54" style:family="text">
      <style:text-properties fo:color="#00b050" style:text-underline-style="none"/>
    </style:style>
    <style:style style:name="T55" style:family="text">
      <style:text-properties fo:color="#00b050" style:text-underline-style="none" fo:font-weight="bold" style:font-weight-asian="bold"/>
    </style:style>
    <style:style style:name="T56" style:family="text">
      <style:text-properties fo:color="#00b050" fo:font-style="italic" style:font-style-asian="italic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officeooo:rsid="0011c6ea"/>
    </style:style>
    <style:style style:name="T68" style:family="text">
      <style:text-properties fo:language="zxx" fo:country="none" fo:font-weight="normal" style:language-asian="zxx" style:country-asian="none" style:font-weight-asian="normal" style:font-name-complex="Arial" style:font-weight-complex="normal"/>
    </style:style>
    <style:style style:name="T69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1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2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style:text-line-through-type="none" style:text-position="0% 100%" style:font-name="Liberation Serif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31" form:control-implementation="ooo:com.sun.star.form.component.CheckBox" xml:id="control1" form:id="control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" form:id="control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" form:id="control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" form:id="control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" form:id="control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6" form:id="control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7" form:id="control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" form:id="control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9" form:id="control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0" form:id="control1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1" form:id="control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2" form:id="control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13" form:id="control1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4" form:id="control1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5" form:id="control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16" form:id="control1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7" form:id="control1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8" form:id="control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19" form:id="control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0" form:id="control2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1" form:id="control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2" form:id="control2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3" form:id="control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4" form:id="control2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5" form:id="control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6" form:id="control2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7" form:id="control2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8" form:id="control2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29" form:id="control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30" form:id="control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31" form:id="control3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2" form:id="control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3" form:id="control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4" form:id="control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5" form:id="control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36" form:id="control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37" form:id="control3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38" form:id="control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39" form:id="control3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0" form:id="control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1" form:id="control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42" form:id="control4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43" form:id="control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44" form:id="control4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45" form:id="control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6" form:id="control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47" form:id="control4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8" form:id="control48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49" form:id="control49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0" form:id="control5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51" form:id="control5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52" form:id="control5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3" form:id="control5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4" form:id="control5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5" form:id="control5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6" form:id="control5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7" form:id="control5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8" form:id="control5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9" form:id="control5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0" form:id="control6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1" form:id="control6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2" form:id="control62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3" form:id="control6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4" form:id="control64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5" form:id="control6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6" form:id="control66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7" form:id="control67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8" form:id="control6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9" form:id="control69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0" form:id="control70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1" form:id="control7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2" form:id="control72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3" form:id="control7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74" form:id="control7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75" form:id="control7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6" form:id="control7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7" form:id="control7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8" form:id="control78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9" form:id="control7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0" form:id="control80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1" form:id="control81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2" form:id="control8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3" form:id="control8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4" form:id="control8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5" form:id="control85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6" form:id="control86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7" form:id="control87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8" form:id="control88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9" form:id="control89" form:label="Case à cocher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0" form:id="control9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1" form:id="control9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2" form:id="control9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3" form:id="control93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4" form:id="control9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5" form:id="control9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6" form:id="control9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7" form:id="control9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8" form:id="control9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99" form:id="control9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00" form:id="control10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101" form:id="control10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102" form:id="control102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103" form:id="control103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104" form:id="control10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105" form:id="control10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106" form:id="control10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107" form:id="control10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108" form:id="control10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109" form:id="control10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10" form:id="control11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111" form:id="control11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112" form:id="control11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13" form:id="control11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14" form:id="control114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15" form:id="control115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16" form:id="control116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17" form:id="control11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18" form:id="control11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19" form:id="control11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20" form:id="control12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21" form:id="control12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2" form:id="control12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3" form:id="control12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4" form:id="control12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125" form:id="control12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26" form:id="control12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27" form:id="control12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128" form:id="control12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29" form:id="control12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0" form:id="control130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31" form:id="control131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132" form:id="control13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133" form:id="control13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134" form:id="control13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35" form:id="control13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36" form:id="control13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137" form:id="control137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138" form:id="control138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139" form:id="control139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0" form:id="control140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1" form:id="control141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2" form:id="control142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3" form:id="control143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4" form:id="control144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5" form:id="control145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6" form:id="control146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47" form:id="control147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/>
      <text:p text:style-name="P27">Code du developpement territorial</text:p>
      <text:p text:style-name="P24"><text:span text:style-name="T5">Formulaire d’envoi d’un dossier au fonctionnaire délégué</text:span><text:span text:style-name="T46"> </text:span>par le collège de <text:span text:style-name="Police_20_par_20_défaut"><text:span text:style-name="T29"><text:text-input text:description="">tool.getCityName()</text:text-input></text:span></text:span><text:span text:style-name="Police_20_par_20_défaut"><text:span text:style-name="T28"><text:s/></text:span></text:span></text:p>
      <text:p text:style-name="P59"><text:span text:style-name="T5"><text:s/></text:span>Réf. communale :  <text:s/><text:span text:style-name="T40"><text:text-input text:description="">licence_helper.reference</text:text-input></text:span><text:span text:style-name="T40"><text:s/>/ </text:span><text:span text:style-name="T40"><text:text-input text:description="">tool.getCurrentFolderManagerInitials()</text:text-input></text:span><text:s text:c="2"/>Réf. DGO4  : <text:text-input text:description="">licence_helper.referenceDGATLP</text:text-input>……………..…….……………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33"><draw:control text:anchor-type="as-char" svg:y="-0.302cm" draw:z-index="71" draw:name="Forme1" draw:style-name="gr2" draw:text-style-name="P67" svg:width="0.331cm" svg:height="0.32cm" draw:control="control72"/>e<text:span text:style-name="T21">nvoi du </text:span><text:span text:style-name="T23">PRIMO DOSSIER</text:span><text:span text:style-name="T21"> (</text:span><text:span text:style-name="T22">sans demande, à ce stade, au fonctionnaire délégué et sans décision de collège</text:span><text:span text:style-name="T21">)</text:span></text:p>
          </table:table-cell>
          <table:covered-table-cell/>
          <table:covered-table-cell/>
        </table:table-row>
        <table:table-row table:style-name="TableLine94904142384944">
          <table:table-cell table:style-name="Tableau13.A2" table:number-columns-spanned="2" office:value-type="string">
            <text:p text:style-name="P33"><draw:control text:anchor-type="as-char" svg:y="-0.302cm" draw:z-index="70" draw:name="Forme2" draw:style-name="gr2" draw:text-style-name="P67" svg:width="0.331cm" svg:height="0.32cm" draw:control="control71"/>envoi avec le <text:span text:style-name="T13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33"><draw:control text:anchor-type="as-char" svg:y="-0.302cm" draw:z-index="72" draw:name="Forme3" draw:style-name="gr2" draw:text-style-name="P67" svg:width="0.331cm" svg:height="0.32cm" draw:control="control73"/>Envoi avec la <text:span text:style-name="T1">DÉCISION du</text:span> collège</text:p>
          </table:table-cell>
        </table:table-row>
        <table:table-row table:style-name="TableLine94904142308224">
          <table:table-cell table:style-name="Tableau13.A3" office:value-type="string">
            <text:p text:style-name="P3"><text:span text:style-name="T50"><office:annotation><dc:creator>Auteur inconnu</dc:creator><dc:date>2017-05-16T10:02:36</dc:date><text:p text:style-name="P65">do text if not licence_helper.prorogation</text:p></office:annotation></text:span><text:span text:style-name="T50"><draw:control text:anchor-type="as-char" svg:y="-0.302cm" draw:z-index="87" draw:name="Forme4" draw:style-name="gr2" draw:text-style-name="P67" svg:width="0.331cm" svg:height="0.32cm" draw:control="control88"/></text:span><text:span text:style-name="T24"><text:s/></text:span><text:span text:style-name="T25">prolongation du délai de 30 jours ?</text:span></text:p>
            <text:p text:style-name="P4"><text:span text:style-name="T53"><office:annotation><dc:creator>Auteur inconnu</dc:creator><dc:date>2017-05-16T10:02:36</dc:date><text:p text:style-name="P65">do text if licence_helper.prorogation</text:p></office:annotation></text:span><text:span text:style-name="T53"><draw:control text:anchor-type="as-char" svg:y="-0.302cm" draw:z-index="86" draw:name="Forme5" draw:style-name="gr2" draw:text-style-name="P67" svg:width="0.331cm" svg:height="0.32cm" draw:control="control87"/></text:span><text:span text:style-name="T26"><text:s/></text:span><text:span text:style-name="T27">PROROGATION DE DELAI : +30 JOURS</text:span><text:span text:style-name="T7"> <text:s text:c="63"/></text:span></text:p>
          </table:table-cell>
          <table:table-cell table:style-name="Tableau13.B3" table:number-columns-spanned="2" office:value-type="string">
            <text:p text:style-name="P34">N.B. : un « primo dossier » avait déjà été envoyé : <draw:control text:anchor-type="as-char" svg:y="-0.302cm" draw:z-index="84" draw:name="Forme6" draw:style-name="gr2" draw:text-style-name="P67" svg:width="0.331cm" svg:height="0.32cm" draw:control="control85"/><text:span text:style-name="T10">oui <text:s text:c="3"/></text:span><text:span text:style-name="T10"><draw:control text:anchor-type="as-char" svg:y="-0.302cm" draw:z-index="85" draw:name="Forme7" draw:style-name="gr2" draw:text-style-name="P67" svg:width="0.331cm" svg:height="0.32cm" draw:control="control86"/></text:span><text:span text:style-name="T10"><text:s/>non</text:span></text:p>
          </table:table-cell>
          <table:covered-table-cell/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7"><text:span text:style-name="T50"><office:annotation><dc:creator>Auteur inconnu</dc:creator><dc:date>2017-05-16T10:02:36</dc:date><text:p text:style-name="P65">do text if not licence_helper.folderCategory.count('UCP')</text:p></office:annotation></text:span><text:span text:style-name="T50"><draw:control text:anchor-type="as-char" svg:y="-0.302cm" draw:z-index="53" draw:name="Forme8" draw:style-name="gr2" draw:text-style-name="P67" svg:width="0.331cm" svg:height="0.32cm" draw:control="control54"/></text:span><text:span text:style-name="T50"><text:s/>UFD</text:span><text:span text:style-name="T49">: permis d'urbanisme </text:span><text:span text:style-name="T51">délivré par le FD</text:span></text:p>
            <text:p text:style-name="P7"><text:span text:style-name="T52"><office:annotation><dc:creator>Auteur inconnu</dc:creator><dc:date>2017-05-16T10:02:36</dc:date><text:p text:style-name="P65">do text if licence_helper.folderCategory.count('UCP')</text:p></office:annotation></text:span><text:span text:style-name="T52"><draw:control text:anchor-type="as-char" svg:y="-0.302cm" draw:z-index="80" draw:name="Forme9" draw:style-name="gr2" draw:text-style-name="P67" svg:width="0.331cm" svg:height="0.32cm" draw:control="control81"/></text:span><text:span text:style-name="T55"><text:s/>UFD</text:span><text:span text:style-name="T54">: permis d'urbanisme </text:span><text:span text:style-name="T51">délivré par le FD</text:span></text:p>
            <text:p text:style-name="P7"><text:span text:style-name="T50"><draw:control text:anchor-type="as-char" svg:y="-0.302cm" draw:z-index="52" draw:name="Forme10" draw:style-name="gr2" draw:text-style-name="P67" svg:width="0.331cm" svg:height="0.32cm" draw:control="control53"/></text:span><text:span text:style-name="T50"><text:s/>LFD</text:span><text:span text:style-name="T49">: permis </text:span><text:span text:style-name="T56">d'urbanisation</text:span><text:span text:style-name="T49"> </text:span><text:span text:style-name="T51">délivré par le FD</text:span></text:p>
            <text:p text:style-name="P7"><text:span text:style-name="T50"><draw:control text:anchor-type="as-char" svg:y="-0.302cm" draw:z-index="54" draw:name="Forme11" draw:style-name="gr2" draw:text-style-name="P67" svg:width="0.331cm" svg:height="0.32cm" draw:control="control55"/></text:span><text:span text:style-name="T50"><text:s/>CFD</text:span><text:span text:style-name="T49">: certificat d’urbanisme </text:span><text:span text:style-name="T51">délivré par le FD</text:span></text:p>
            <text:p text:style-name="P7"><text:bookmark text:name="Unknown4"/><text:span text:style-name="T5"><draw:control text:anchor-type="as-char" svg:y="-0.302cm" draw:z-index="55" draw:name="Forme12" draw:style-name="gr2" draw:text-style-name="P67" svg:width="0.331cm" svg:height="0.32cm" draw:control="control56"/></text:span><text:span text:style-name="T5"><text:s/>DUP</text:span>: développements urbanistiques prioritaires (pour l’élaboration de <text:span text:style-name="T5">SDC/SOL/GCU/PRU/SAR)</text:span></text:p>
            <text:p text:style-name="P7"><text:bookmark text:name="Unknown5"/><text:span text:style-name="T5"><draw:control text:anchor-type="as-char" svg:y="-0.302cm" draw:z-index="56" draw:name="Forme13" draw:style-name="gr2" draw:text-style-name="P67" svg:width="0.331cm" svg:height="0.32cm" draw:control="control57"/></text:span><text:span text:style-name="T5"><text:s/>DIV</text:span> : autre demande <text:s text:c="19"/></text:p>
            <text:p text:style-name="P7"><text:bookmark text:name="Unknown6"/><text:span text:style-name="T5"><draw:control text:anchor-type="as-char" svg:y="-0.302cm" draw:z-index="57" draw:name="Forme14" draw:style-name="gr2" draw:text-style-name="P67" svg:width="0.331cm" svg:height="0.32cm" draw:control="control58"/></text:span><text:span text:style-name="T5"><text:s/>BCX :</text:span> dossiers contentieux</text:p>
            <text:p text:style-name="P8"><text:span text:style-name="T5"><draw:control text:anchor-type="as-char" svg:y="-0.302cm" draw:z-index="58" draw:name="Forme15" draw:style-name="gr2" draw:text-style-name="P67" svg:width="0.331cm" svg:height="0.32cm" draw:control="control59"/></text:span><text:span text:style-name="T5"><text:s/>PU</text:span> : permis <text:s/><text:span text:style-name="T13">UNIQUE</text:span> (= Urba.+ Envir.)</text:p>
            <text:p text:style-name="P8"><text:span text:style-name="T64">Permis Intégré </text:span><text:span text:style-name="T65">Commercial</text:span><text:span text:style-name="T64">:</text:span></text:p>
            <text:p text:style-name="P8"><text:span text:style-name="T64"><draw:control text:anchor-type="as-char" svg:y="-0.302cm" draw:z-index="59" draw:name="Forme16" draw:style-name="gr2" draw:text-style-name="P67" svg:width="0.331cm" svg:height="0.32cm" draw:control="control60"/></text:span><text:span text:style-name="T64"><text:s/>PIC/PIUR</text:span><text:span text:style-name="T63"> : avec Urbanisme se</text:span></text:p>
            <text:p text:style-name="P8"><text:span text:style-name="T64"><draw:control text:anchor-type="as-char" svg:y="-0.302cm" draw:z-index="60" draw:name="Forme17" draw:style-name="gr2" draw:text-style-name="P67" svg:width="0.331cm" svg:height="0.32cm" draw:control="control61"/></text:span><text:span text:style-name="T64"><text:s/>PIC/PIEN</text:span><text:span text:style-name="T63"> : avec Environnement seul </text:span></text:p>
            <text:p text:style-name="P8"><text:span text:style-name="T63"><draw:control text:anchor-type="as-char" svg:y="-0.302cm" draw:z-index="61" draw:name="Forme18" draw:style-name="gr2" draw:text-style-name="P67" svg:width="0.331cm" svg:height="0.32cm" draw:control="control62"/></text:span><text:span text:style-name="T63"><text:s/>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7"><text:span text:style-name="T59">Si Hors</text:span><text:span text:style-name="T5"> SDC/SOL/GCU :</text:span></text:p>
            <text:p text:style-name="P7"/>
            <text:p text:style-name="P7"><office:annotation><dc:creator>Auteur inconnu</dc:creator><dc:date>2017-05-16T09:30:02</dc:date><text:p text:style-name="P65">do text if not licence_helper.folderCategory.count('UCO:')</text:p></office:annotation><draw:control text:anchor-type="as-char" svg:y="-0.302cm" draw:z-index="62" draw:name="Forme19" draw:style-name="gr2" draw:text-style-name="P67" svg:width="0.331cm" svg:height="0.32cm" draw:control="control63"/><text:s/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text:span text:style-name="T57"><office:annotation><dc:creator>Auteur inconnu</dc:creator><dc:date>2017-05-16T09:30:02</dc:date><text:p text:style-name="P65">do text if licence_helper.folderCategory.count('UCO:')</text:p></office:annotation></text:span><text:span text:style-name="T57"><draw:control text:anchor-type="as-char" svg:y="-0.302cm" draw:z-index="75" draw:name="Forme20" draw:style-name="gr2" draw:text-style-name="P67" svg:width="0.331cm" svg:height="0.32cm" draw:control="control76"/></text:span><text:span text:style-name="T57"><text:s/>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7"><office:annotation><dc:creator>Auteur inconnu</dc:creator><dc:date>2017-05-16T09:33:35</dc:date><text:p text:style-name="P65">do text if not licence_helper.folderCategory.count('UCO/D')</text:p></office:annotation><draw:control text:anchor-type="as-char" svg:y="-0.302cm" draw:z-index="63" draw:name="Forme21" draw:style-name="gr2" draw:text-style-name="P67" svg:width="0.331cm" svg:height="0.32cm" draw:control="control64"/><text:s/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text:span text:style-name="T57"><office:annotation><dc:creator>Auteur inconnu</dc:creator><dc:date>2017-05-16T09:33:35</dc:date><text:p text:style-name="P65">do text if licence_helper.folderCategory.count('UCO/D')</text:p></office:annotation></text:span><text:span text:style-name="T57"><draw:control text:anchor-type="as-char" svg:y="-0.302cm" draw:z-index="76" draw:name="Forme22" draw:style-name="gr2" draw:text-style-name="P67" svg:width="0.331cm" svg:height="0.32cm" draw:control="control77"/></text:span><text:span text:style-name="T57"><text:s/>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7"><draw:control text:anchor-type="as-char" svg:y="-0.302cm" draw:z-index="64" draw:name="Forme23" draw:style-name="gr2" draw:text-style-name="P67" svg:width="0.331cm" svg:height="0.32cm" draw:control="control65"/><text:s/><text:span text:style-name="T60">LCO</text:span><text:span text:style-name="T57">: permis </text:span><text:span text:style-name="T61">d'urbanisation</text:span><text:span text:style-name="T57"> avec avis du FD</text:span></text:p>
            <text:p text:style-name="P25"/>
            <text:p text:style-name="P61"><text:span text:style-name="T62"><text:s text:c="2"/></text:span><text:span text:style-name="T17">Si Dans</text:span><text:span text:style-name="T8"> SDC/SOL/GCU/permis d’urbanisation/ </text:span><text:span text:style-name="T66">+</text:span><text:span text:style-name="T8"> « d’impact limité »:</text:span></text:p>
            <text:p text:style-name="P8"><text:span text:style-name="T8"><office:annotation><dc:creator>Auteur inconnu</dc:creator><dc:date>2017-05-16T09:51:55</dc:date><text:p text:style-name="P65">do text if not licence_helper.folderCategory.count('UCO/A')</text:p></office:annotation></text:span><text:span text:style-name="T8"><draw:control text:anchor-type="as-char" svg:y="-0.302cm" draw:z-index="65" draw:name="Forme24" draw:style-name="gr2" draw:text-style-name="P67" svg:width="0.331cm" svg:height="0.32cm" draw:control="control66"/></text:span><text:span text:style-name="T8"><text:s/>UCO/A</text:span><text:span text:style-name="T66">: permis d’urbanisme du Collège </text:span><text:span text:style-name="T8">avec</text:span><text:span text:style-name="T17"> avis FACULTATIF</text:span><text:span text:style-name="T8"> du FD</text:span></text:p>
            <text:p text:style-name="P8"><text:span text:style-name="T8"><office:annotation><dc:creator>Auteur inconnu</dc:creator><dc:date>2017-05-16T09:51:55</dc:date><text:p text:style-name="P65">do text if licence_helper.folderCategory.count('UCO/A')</text:p></office:annotation></text:span><text:span text:style-name="T8"><draw:control text:anchor-type="as-char" svg:y="-0.302cm" draw:z-index="77" draw:name="Forme25" draw:style-name="gr2" draw:text-style-name="P67" svg:width="0.331cm" svg:height="0.32cm" draw:control="control78"/></text:span><text:span text:style-name="T8"><text:s/>UCO/A: </text:span><text:span text:style-name="T12">permis d’urbanisme du Collège </text:span><text:span text:style-name="T9">avec</text:span><text:span text:style-name="T18"> avis FACULTATIF</text:span><text:span text:style-name="T9"> du FD</text:span></text:p>
            <text:p text:style-name="P8"><text:span text:style-name="T8"><office:annotation><dc:creator>Auteur inconnu</dc:creator><dc:date>2017-05-16T09:53:14</dc:date><text:p text:style-name="P65">do text if not licence_helper.folderCategory.count('UCO/PD')</text:p></office:annotation></text:span><text:span text:style-name="T8"><draw:control text:anchor-type="as-char" svg:y="-0.302cm" draw:z-index="66" draw:name="Forme26" draw:style-name="gr2" draw:text-style-name="P67" svg:width="0.331cm" svg:height="0.32cm" draw:control="control67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3:14</dc:date><text:p text:style-name="P65">do text if licence_helper.folderCategory.count('UCO/PD')</text:p></office:annotation></text:span><text:span text:style-name="T8"><draw:control text:anchor-type="as-char" svg:y="-0.302cm" draw:z-index="78" draw:name="Forme27" draw:style-name="gr2" draw:text-style-name="P67" svg:width="0.331cm" svg:height="0.32cm" draw:control="control79"/></text:span><text:span text:style-name="T8"><text:s/>UCO/PD</text:span><text:span text:style-name="T66"> : permis d’urbanisme </text:span><text:span text:style-name="T20">direct</text:span><text:span text:style-name="T66"> du Collège</text:span></text:p>
            <text:p text:style-name="P8"><text:span text:style-name="T8"><office:annotation><dc:creator>Auteur inconnu</dc:creator><dc:date>2017-05-16T09:55:02</dc:date><text:p text:style-name="P65">do text if not licence_helper.folderCategory.count('UCO/ED')</text:p></office:annotation></text:span><text:span text:style-name="T8"><draw:control text:anchor-type="as-char" svg:y="-0.302cm" draw:z-index="67" draw:name="Forme28" draw:style-name="gr2" draw:text-style-name="P67" svg:width="0.331cm" svg:height="0.32cm" draw:control="control68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8"><text:span text:style-name="T8"><office:annotation><dc:creator>Auteur inconnu</dc:creator><dc:date>2017-05-16T09:55:02</dc:date><text:p text:style-name="P65">do text if licence_helper.folderCategory.count('UCO/ED')</text:p></office:annotation></text:span><text:span text:style-name="T8"><draw:control text:anchor-type="as-char" svg:y="-0.302cm" draw:z-index="79" draw:name="Forme29" draw:style-name="gr2" draw:text-style-name="P67" svg:width="0.331cm" svg:height="0.32cm" draw:control="control80"/></text:span><text:span text:style-name="T8"><text:s/>UCO/ED : permis avec </text:span><text:span text:style-name="T17">écart</text:span><text:span text:style-name="T8"> et/ou</text:span><text:span text:style-name="T17"> dérogation </text:span><text:span text:style-name="T8"><text:s/>Plan Secteur / norme GRU</text:span></text:p>
            <text:p text:style-name="P9"><text:span text:style-name="T8"><draw:control text:anchor-type="as-char" svg:y="-0.302cm" draw:z-index="68" draw:name="Forme30" draw:style-name="gr2" draw:text-style-name="P67" svg:width="0.331cm" svg:height="0.32cm" draw:control="control69"/></text:span><text:span text:style-name="T8"><text:s/>LCO/PD: permis </text:span><text:span text:style-name="T35">d'urbanisation </text:span><text:span text:style-name="T17">direct</text:span></text:p>
            <text:p text:style-name="P9"><text:span text:style-name="T19"><draw:control text:anchor-type="as-char" svg:y="-0.302cm" draw:z-index="69" draw:name="Forme31" draw:style-name="gr2" draw:text-style-name="P67" svg:width="0.331cm" svg:height="0.32cm" draw:control="control70"/></text:span><text:span text:style-name="T4"><text:s/></text:span><text:span text:style-name="T17">CCO : certificat d’urbanisme par le Collège</text:span></text:p>
          </table:table-cell>
        </table:table-row>
      </table:table>
      <text:p text:style-name="P60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row table:style-name="Tableau11.1">
          <table:table-cell table:style-name="Tableau11.A1" office:value-type="string">
            <text:p text:style-name="P9"><text:span text:style-name="T45">Demandeur </text:span>: nom, prénom</text:p>
          </table:table-cell>
          <table:table-cell table:style-name="Tableau11.B1" table:number-columns-spanned="6" office:value-type="string">
            <text:p text:style-name="P51"><text:text-input text:description="Situation des travaux">self.getApplicantsSignaletic()</text:text-input></text:p>
            <text:p text:style-name="P54"><text:text-input text:description="">self.getApplicants()[0].getAddress()</text:text-input></text:p>
            <text:p text:style-name="P54"><text:text-input text:description="">self.getApplicants()[0].getPhon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<text:span text:style-name="T45">Bien</text:span> concerné : <text:s text:c="16"/></text:p>
            <text:p text:style-name="P7">Adresse - Référence cadastrale</text:p>
          </table:table-cell>
          <table:table-cell table:style-name="Tableau11.B2" table:number-columns-spanned="6" office:value-type="string">
            <text:p text:style-name="P51"><text:text-input text:description="Situation des travaux">self.getWorkLocationSignaletic()</text:text-input></text:p>
            <text:p text:style-name="P51"><text:text-input text:description="Bien-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5">OBJET</text:span> de la demande : </text:p>
          </table:table-cell>
          <table:table-cell table:style-name="Tableau11.B2" table:number-columns-spanned="6" office:value-type="string">
            <text:p text:style-name="P52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<text:span text:style-name="T44">Auteur de projet</text:span> : nom</text:p>
          </table:table-cell>
          <table:table-cell table:style-name="Tableau11.B2" table:number-columns-spanned="6" office:value-type="string">
            <text:p text:style-name="P52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5" office:value-type="string">
            <text:p text:style-name="P17">Date du dépôt de la demande : <text:span text:style-name="T68"><text:text-input text:description="">tool.formatDate(licence.getLastDeposit().getEventDate())</text:text-input></text:span></text:p>
            <text:p text:style-name="P7">Date de <text:span text:style-name="T13">l’accusé</text:span> de réception</text:p>
            <text:p text:style-name="P7"/>
            <text:p text:style-name="P14">......................................</text:p>
            <text:p text:style-name="P14">(Cachet DATEUR = date d'expédition de l'accusé de réception = date de début du délai)</text:p>
          </table:table-cell>
          <table:table-cell table:style-name="Tableau11.B5" table:number-columns-spanned="2" office:value-type="string">
            <text:p text:style-name="P20"/>
            <text:p text:style-name="P20"/>
            <text:p text:style-name="P7"/>
          </table:table-cell>
          <table:covered-table-cell/>
          <table:table-cell table:style-name="Tableau11.B5" table:number-columns-spanned="2" office:value-type="string">
            <text:p text:style-name="P7"><text:span text:style-name="T5">Délai annoncé</text:span> :</text:p>
            <text:p text:style-name="P7">SUIVANT TYPE DE DOSSIER</text:p>
            <text:p text:style-name="P7"><office:annotation><dc:creator>Auteur inconnu</dc:creator><dc:date>2017-05-16T10:11:54</dc:date><text:p text:style-name="P65">do text if '30 jours' in licence_helper.annoncedDelay</text:p></office:annotation><text:span text:style-name="T6"><draw:control text:anchor-type="as-char" draw:z-index="81" draw:name="Forme32" draw:style-name="gr1" draw:text-style-name="P67" svg:width="0.447cm" svg:height="0.399cm" draw:control="control82"/></text:span><text:s/>30 jours</text:p>
            <text:p text:style-name="P7"><office:annotation><dc:creator>Auteur inconnu</dc:creator><dc:date>2017-05-16T10:11:54</dc:date><text:p text:style-name="P65">do text if '75 jours' in licence_helper.annoncedDelay</text:p></office:annotation><text:span text:style-name="T6"><draw:control text:anchor-type="as-char" draw:z-index="82" draw:name="Forme33" draw:style-name="gr1" draw:text-style-name="P67" svg:width="0.447cm" svg:height="0.399cm" draw:control="control83"/></text:span><text:s/>75 jours</text:p>
            <text:p text:style-name="P7"><office:annotation><dc:creator>Auteur inconnu</dc:creator><dc:date>2017-05-16T10:11:54</dc:date><text:p text:style-name="P65">do text if '115 jours' in licence_helper.annoncedDelay</text:p></office:annotation><text:span text:style-name="T6"><draw:control text:anchor-type="as-char" draw:z-index="83" draw:name="Forme34" draw:style-name="gr1" draw:text-style-name="P67" svg:width="0.447cm" svg:height="0.399cm" draw:control="control84"/></text:span><text:s/>115 jours</text:p>
            <text:p text:style-name="P7"><office:annotation><dc:creator>Auteur inconnu</dc:creator><dc:date>2017-05-16T10:11:54</dc:date><text:p text:style-name="P65">do text if '60 jours' in licence_helper.annoncedDelay</text:p></office:annotation><text:span text:style-name="T6"><draw:control text:anchor-type="as-char" draw:z-index="94" draw:name="Forme35" draw:style-name="gr1" draw:text-style-name="P67" svg:width="0.447cm" svg:height="0.399cm" draw:control="control95"/></text:span><text:s/>30 jours</text:p>
            <text:p text:style-name="P7"><office:annotation><dc:creator>Auteur inconnu</dc:creator><dc:date>2017-05-16T10:11:54</dc:date><text:p text:style-name="P65">do text if '105 jours' in licence_helper.annoncedDelay</text:p></office:annotation><text:span text:style-name="T6"><draw:control text:anchor-type="as-char" draw:z-index="95" draw:name="Forme36" draw:style-name="gr1" draw:text-style-name="P67" svg:width="0.447cm" svg:height="0.399cm" draw:control="control96"/></text:span><text:s/>75 jours</text:p>
            <text:p text:style-name="P18"><text:span text:style-name="T10"><office:annotation><dc:creator>Auteur inconnu</dc:creator><dc:date>2017-05-16T10:11:54</dc:date><text:p text:style-name="P65">do text if '145 jours' in licence_helper.annoncedDelay</text:p></office:annotation></text:span><text:span text:style-name="T10"><draw:control text:anchor-type="as-char" draw:z-index="93" draw:name="Forme37" draw:style-name="gr1" draw:text-style-name="P67" svg:width="0.447cm" svg:height="0.399cm" draw:control="control94"/></text:span><text:span text:style-name="T10"><text:s/>115 jours</text:span></text:p>
          </table:table-cell>
          <table:covered-table-cell/>
          <table:table-cell table:style-name="Tableau11.F5" table:number-columns-spanned="2" office:value-type="string">
            <text:p text:style-name="P26"/>
            <text:p text:style-name="P19"><text:span text:style-name="T50"><office:annotation><dc:creator>Auteur inconnu</dc:creator><dc:date>2017-05-16T10:02:36</dc:date><text:p text:style-name="P65">do text if not licence_helper.prorogation</text:p></office:annotation></text:span><text:span text:style-name="T50"><draw:control text:anchor-type="as-char" svg:y="-0.302cm" draw:z-index="92" draw:name="Forme38" draw:style-name="gr2" draw:text-style-name="P67" svg:width="0.331cm" svg:height="0.32cm" draw:control="control93"/></text:span><text:span text:style-name="T24"><text:s/></text:span><text:span text:style-name="T25">prolongation du délai de 30 jours ?</text:span></text:p>
            <text:p text:style-name="P21"><text:span text:style-name="T53"><office:annotation><dc:creator>Auteur inconnu</dc:creator><dc:date>2017-05-16T10:02:36</dc:date><text:p text:style-name="P65">do text if licence_helper.prorogation</text:p></office:annotation></text:span><text:span text:style-name="T53"><draw:control text:anchor-type="as-char" svg:y="-0.302cm" draw:z-index="88" draw:name="Forme39" draw:style-name="gr2" draw:text-style-name="P67" svg:width="0.331cm" svg:height="0.32cm" draw:control="control89"/></text:span><text:span text:style-name="T26"><text:s/></text:span><text:span text:style-name="T27">PROROGATION DE DELAI : +30 JOURS</text:span><text:span text:style-name="T6"> <text:s/></text:span></text:p>
            <text:p text:style-name="P22">Délai final :</text:p>
            <text:p text:style-name="P7"><office:annotation><dc:creator>Auteur inconnu</dc:creator><dc:date>2017-05-16T10:11:54</dc:date><text:p text:style-name="P65">do text if '60 jours' in licence_helper.annoncedDelay</text:p></office:annotation><text:span text:style-name="T6"><draw:control text:anchor-type="as-char" draw:z-index="90" draw:name="Forme40" draw:style-name="gr1" draw:text-style-name="P67" svg:width="0.447cm" svg:height="0.399cm" draw:control="control91"/></text:span><text:s/>60 jours</text:p>
            <text:p text:style-name="P7"><office:annotation><dc:creator>Auteur inconnu</dc:creator><dc:date>2017-05-16T10:11:54</dc:date><text:p text:style-name="P65">do text if '105 jours' in licence_helper.annoncedDelay</text:p></office:annotation><text:span text:style-name="T6"><draw:control text:anchor-type="as-char" draw:z-index="91" draw:name="Forme41" draw:style-name="gr1" draw:text-style-name="P67" svg:width="0.447cm" svg:height="0.399cm" draw:control="control92"/></text:span><text:s/>105 jours</text:p>
            <text:p text:style-name="P18"><text:span text:style-name="T10"><office:annotation><dc:creator>Auteur inconnu</dc:creator><dc:date>2017-05-16T10:11:54</dc:date><text:p text:style-name="P65">do text if '145 jours' in licence_helper.annoncedDelay</text:p></office:annotation></text:span><text:span text:style-name="T10"><draw:control text:anchor-type="as-char" draw:z-index="89" draw:name="Forme42" draw:style-name="gr1" draw:text-style-name="P67" svg:width="0.447cm" svg:height="0.399cm" draw:control="control90"/></text:span><text:span text:style-name="T10"><text:s/>145 jours</text:span></text:p>
          </table:table-cell>
          <table:covered-table-cell/>
        </table:table-row>
        <table:table-row table:style-name="Tableau11.6">
          <table:table-cell table:style-name="Tableau11.A5" office:value-type="string">
            <text:p text:style-name="P9">Autres dossiers connus sur le bien</text:p>
          </table:table-cell>
          <table:table-cell table:style-name="Tableau11.B6" table:number-columns-spanned="6" office:value-type="string">
            <text:p text:style-name="P7">Références : <text:s text:c="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2" office:value-type="string">
            <text:p text:style-name="P23">Zonage au plan de secteur</text:p>
          </table:table-cell>
          <table:table-cell table:style-name="Tableau11.B2" table:number-columns-spanned="6" office:value-type="string">
            <text:p text:style-name="P51"><draw:control text:anchor-type="as-char" draw:z-index="100" draw:name="Forme43" draw:style-name="gr1" draw:text-style-name="P67" svg:width="0.447cm" svg:height="0.399cm" draw:control="control101"/><text:text-input text:description="Bien-Parcelles">licence.folderZon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2" office:value-type="string">
            <text:p text:style-name="P7">L’objet de la demande est dans  : </text:p>
          </table:table-cell>
          <table:table-cell table:style-name="Tableau11.B2" table:number-columns-spanned="6" office:value-type="string">
            <text:p text:style-name="P7">le SDC <text:s text:c="2"/><text:bookmark text:name="Unknown21"/><text:s/>en <text:text-input text:description="">licence.SDC</text:text-input></text:p>
            <text:p text:style-name="P7">le GRU <text:s/><text:bookmark text:name="Unknown22"/><text:s/>Centre Ancien protégé <text:s text:c="2"/><text:bookmark text:name="Unknown23"/><text:s text:c="8"/>Bâtisses en Site rural <text:s/></text:p>
            <text:p text:style-name="P7">le GCU <text:s/><text:bookmark text:name="Unknown24"/><text:s/><text:text-input text:description="">licence.township_guide</text:text-input></text:p>
            <text:p text:style-name="P7">le SOL <text:s text:c="2"/><text:bookmark text:name="Unknown25"/><text:s/>PCA <office:annotation><dc:creator>Auteur inconnu</dc:creator><dc:date>2022-07-11T13:45:18.830934332</dc:date><text:p text:style-name="P66">do text if licence.isInPCA</text:p></office:annotation>n° <text:text-input text:description="">licence.voc_terms('pca')[0].number</text:text-input><text:s/>dit <text:text-input text:description="">licence.voc_terms('pca')[0].label</text:text-input><text:s/><text:bookmark text:name="Unknown26"/><text:s/>RUE dit : .................................... </text:p>
            <text:p text:style-name="P7">le lotissement ou permis d’urbanisation <office:annotation><dc:creator>Auteur inconnu</dc:creator><dc:date>2022-07-11T13:46:18.541423110</dc:date><text:p text:style-name="P66">do text if licence.isInSubdivision</text:p></office:annotation>réf <text:bookmark text:name="Unknown27"/><text:text-input text:description="">licence.getParcellings().getCommunalReference()</text:text-input><text:s/><text:text-input text:description="">licence.getParcellings().getDGO4Reference()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15">Avec <text:span text:style-name="T44">?</text:span></text:p>
          </table:table-cell>
          <table:table-cell table:style-name="Tableau11.B2" table:number-columns-spanned="6" office:value-type="string">
            <table:table table:name="Tableau16" table:style-name="Tableau16">
              <table:table-column table:style-name="Tableau16.A"/>
              <table:table-column table:style-name="Tableau16.B"/>
              <table:table-row table:style-name="TableLine94904143035264">
                <table:table-cell table:style-name="Tableau16.A1" office:value-type="string">
                  <text:p text:style-name="P62"><office:annotation><dc:creator>Auteur inconnu</dc:creator><dc:date>2017-05-16T15:03:23</dc:date><text:p text:style-name="P65">do text if not licence_helper.divergence</text:p></office:annotation><draw:control text:anchor-type="as-char" draw:z-index="121" draw:name="Forme44" draw:style-name="gr1" draw:text-style-name="P67" svg:width="0.447cm" svg:height="0.399cm" draw:control="control122"/><text:span text:style-name="T67">ÉCART</text:span> <text:s/></text:p>
                  <text:p text:style-name="P63"><office:annotation><dc:creator>Auteur inconnu</dc:creator><dc:date>2017-05-16T15:02:40</dc:date><text:p text:style-name="P65">do text if licence_helper.divergence</text:p></office:annotation><draw:control text:anchor-type="as-char" draw:z-index="122" draw:name="Forme45" draw:style-name="gr1" draw:text-style-name="P67" svg:width="0.447cm" svg:height="0.399cm" draw:control="control123"/><text:span text:style-name="T67">ÉCART</text:span> <text:s/></text:p>
                </table:table-cell>
                <table:table-cell table:style-name="Tableau16.B1" office:value-type="string">
                  <text:p text:style-name="P62"><office:annotation><dc:creator>Auteur inconnu</dc:creator><dc:date>2017-05-16T15:03:23</dc:date><text:p text:style-name="P65">do text if not licence_helper.derogation</text:p></office:annotation><draw:control text:anchor-type="as-char" draw:z-index="123" draw:name="Forme46" draw:style-name="gr1" draw:text-style-name="P67" svg:width="0.447cm" svg:height="0.399cm" draw:control="control124"/><text:span text:style-name="T67">DÉROGATION</text:span></text:p>
                  <text:p text:style-name="P62"><office:annotation><dc:creator>Auteur inconnu</dc:creator><dc:date>2017-05-16T15:03:23</dc:date><text:p text:style-name="P65">do text if <text:s/>licence_helper.derogation</text:p></office:annotation><draw:control text:anchor-type="as-char" draw:z-index="124" draw:name="Forme47" draw:style-name="gr1" draw:text-style-name="P67" svg:width="0.447cm" svg:height="0.399cm" draw:control="control125"/><text:span text:style-name="T67">DÉROGATION</text:span>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9">Publicité ?</text:p>
          </table:table-cell>
          <table:table-cell table:style-name="Tableau11.B10" table:number-columns-spanned="3" office:value-type="string">
            <text:p text:style-name="P18"><text:span text:style-name="T10"><office:annotation><dc:creator>Auteur inconnu</dc:creator><dc:date>2017-05-16T10:11:54</dc:date><text:p text:style-name="P65">do text if not 'Ann' in licence_helper.inquiry_type</text:p></office:annotation></text:span><text:span text:style-name="T10"><draw:control text:anchor-type="as-char" draw:z-index="99" draw:name="Forme48" draw:style-name="gr1" draw:text-style-name="P67" svg:width="0.447cm" svg:height="0.399cm" draw:control="control100"/></text:span><text:span text:style-name="T10"><text:s/>ANNONCE DE PROJET</text:span></text:p>
            <text:p text:style-name="P13"><text:span text:style-name="T42"><office:annotation><dc:creator>Auteur inconnu</dc:creator><dc:date>2017-05-16T10:11:54</dc:date><text:p text:style-name="P65">do text if 'Ann' in licence_helper.inquiry_type</text:p></office:annotation></text:span><text:span text:style-name="T42"><draw:control text:anchor-type="as-char" draw:z-index="98" draw:name="Forme49" draw:style-name="gr1" draw:text-style-name="P67" svg:width="0.447cm" svg:height="0.399cm" draw:control="control99"/></text:span><text:span text:style-name="T42"><text:s/>ANNONCE DE PROJET</text:span></text:p>
          </table:table-cell>
          <table:covered-table-cell/>
          <table:covered-table-cell/>
          <table:table-cell table:style-name="Tableau11.B10" table:number-columns-spanned="2" office:value-type="string">
            <text:p text:style-name="P18"><text:span text:style-name="T10"><office:annotation><dc:creator>Auteur inconnu</dc:creator><dc:date>2017-05-16T10:11:54</dc:date><text:p text:style-name="P65">do text if not 'Enq' in licence_helper.inquiry_type</text:p></office:annotation></text:span><text:span text:style-name="T10"><draw:control text:anchor-type="as-char" draw:z-index="97" draw:name="Forme50" draw:style-name="gr1" draw:text-style-name="P67" svg:width="0.447cm" svg:height="0.399cm" draw:control="control98"/></text:span><text:span text:style-name="T10"><text:s/></text:span><text:span text:style-name="T11">ENQUÊTE</text:span><text:span text:style-name="T10"> PUBLIQUE</text:span></text:p>
            <text:p text:style-name="P13"><text:span text:style-name="T42"><office:annotation><dc:creator>Auteur inconnu</dc:creator><dc:date>2017-05-16T10:11:54</dc:date><text:p text:style-name="P65">do text if 'Enq' in licence_helper.inquiry_type</text:p></office:annotation></text:span><text:span text:style-name="T42"><draw:control text:anchor-type="as-char" draw:z-index="96" draw:name="Forme51" draw:style-name="gr1" draw:text-style-name="P67" svg:width="0.447cm" svg:height="0.399cm" draw:control="control97"/></text:span><text:span text:style-name="T42"><text:s/></text:span><text:span text:style-name="T43">ENQUÊTE</text:span><text:span text:style-name="T42"> PUBLIQUE</text:span></text:p>
          </table:table-cell>
          <table:covered-table-cell/>
          <table:table-cell table:style-name="Tableau11.B6" office:value-type="string">
            <text:p text:style-name="P7"><office:annotation><dc:creator>Auteur inconnu</dc:creator><dc:date>2021-03-18T11:44:17.018194608</dc:date><text:p text:style-name="P66">do text if 'Enq' in licence_helper.inquiry_type</text:p></office:annotation>du <text:text-input text:description="">tool.formatDate(licence.getLastInquiry().getInvestigationStart())</text:text-input><text:s/>au <text:text-input text:description="">tool.formatDate(licence.getLastInquiry().getInvestigationEnd())</text:text-input><text:s/>Réclamation? </text:p>
            <text:p text:style-name="P16"><office:annotation><dc:creator>Auteur inconnu</dc:creator><dc:date>2021-03-18T11:44:46.979436324</dc:date><text:p text:style-name="P66">do text if 'Ann' in licence_helper.inquiry_type</text:p></office:annotation>du <text:text-input text:description="">tool.formatDate(licence.getLastAnnouncement().getInvestigationStart())</text:text-input><text:s/>au <text:text-input text:description="">tool.formatDate(licence.getLastAnnouncement().getInvestigationEnd())</text:text-input><text:s/>Réclamation? </text:p>
          </table:table-cell>
        </table:table-row>
        <table:table-row table:style-name="Tableau11.6">
          <table:table-cell table:style-name="Tableau11.A2" office:value-type="string">
            <text:p text:style-name="P7">Réunion de projet préalable ?</text:p>
          </table:table-cell>
          <table:table-cell table:style-name="Tableau11.B2" table:number-columns-spanned="6" office:value-type="string">
            <text:p text:style-name="P7"><draw:control text:anchor-type="as-char" draw:z-index="73" draw:name="Forme52" draw:style-name="gr1" draw:text-style-name="P67" svg:width="0.447cm" svg:height="0.399cm" draw:control="control74"/>Oui, le ....................................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11.12">
          <table:table-cell table:style-name="Tableau11.A2" office:value-type="string">
            <text:p text:style-name="P23">Equipement de la voirie</text:p>
            <text:p text:style-name="P23">Type de voirie : <text:span text:style-name="T47"><text:text-input text:description="">self.roadType</text:text-input></text:span></text:p>
          </table:table-cell>
          <table:table-cell table:style-name="Tableau11.B2" table:number-columns-spanned="6" office:value-type="string">
            <table:table table:name="Tableau14" table:style-name="Tableau14">
              <table:table-column table:style-name="Tableau14.A"/>
              <table:table-column table:style-name="Tableau14.B"/>
              <table:table-column table:style-name="Tableau14.C"/>
              <table:table-row table:style-name="TableLine94904142871824">
                <table:table-cell table:style-name="Tableau14.A1" office:value-type="string">
                  <text:p text:style-name="P53"><office:annotation><dc:creator>Ngaha </dc:creator><dc:date>2015-06-16T14:05:28</dc:date><text:p text:style-name="P65">do text if not licence_helper.roadCoating</text:p></office:annotation><draw:control text:anchor-type="as-char" draw:z-index="104" draw:name="Forme53" draw:style-name="gr1" draw:text-style-name="P67" svg:width="0.447cm" svg:height="0.399cm" draw:control="control105"/>revêtement en </text:p>
                  <text:p text:style-name="P53"><office:annotation><dc:creator>Ngaha </dc:creator><dc:date>2015-06-16T14:04:23</dc:date><text:p text:style-name="P65">do text if licence_helper.roadCoating</text:p></office:annotation><draw:control text:anchor-type="as-char" draw:z-index="103" draw:name="Forme54" draw:style-name="gr1" draw:text-style-name="P67" svg:width="0.447cm" svg:height="0.399cm" draw:control="control104"/>revêtement en <text:text-input text:description="">self.roadCoating</text:text-input></text:p>
                </table:table-cell>
                <table:table-cell table:style-name="Tableau14.A1" office:value-type="string">
                  <text:p text:style-name="P53"><office:annotation><dc:creator>Ngaha </dc:creator><dc:date>2015-06-16T13:40:43</dc:date><text:p text:style-name="P66">do text if not licence.getWater()</text:p></office:annotation><draw:control text:anchor-type="as-char" draw:z-index="105" draw:name="Forme55" draw:style-name="gr1" draw:text-style-name="P67" svg:width="0.447cm" svg:height="0.399cm" draw:control="control106"/>eau</text:p>
                  <text:p text:style-name="P53"><office:annotation><dc:creator>Ngaha </dc:creator><dc:date>2015-06-16T13:41:59</dc:date><text:p text:style-name="P66">do text if licence.getWater()</text:p></office:annotation><draw:control text:anchor-type="as-char" draw:z-index="106" draw:name="Forme56" draw:style-name="gr1" draw:text-style-name="P67" svg:width="0.447cm" svg:height="0.399cm" draw:control="control107"/>eau</text:p>
                </table:table-cell>
                <table:table-cell table:style-name="Tableau14.A1" office:value-type="string">
                  <text:p text:style-name="P53"><office:annotation><dc:creator>Ngaha </dc:creator><dc:date>2015-06-16T14:04:05</dc:date><text:p text:style-name="P66">do text if not licence.getElectricity()</text:p></office:annotation><draw:control text:anchor-type="as-char" draw:z-index="107" draw:name="Forme57" draw:style-name="gr1" draw:text-style-name="P67" svg:width="0.447cm" svg:height="0.399cm" draw:control="control108"/>électricité</text:p>
                  <text:p text:style-name="P53"><office:annotation><dc:creator>Ngaha </dc:creator><dc:date>2015-06-16T13:42:53</dc:date><text:p text:style-name="P66">do text if <text:s/>licence.getElectricity()</text:p></office:annotation><draw:control text:anchor-type="as-char" draw:z-index="108" draw:name="Forme58" draw:style-name="gr1" draw:text-style-name="P67" svg:width="0.447cm" svg:height="0.399cm" draw:control="control109"/>électricité</text:p>
                </table:table-cell>
              </table:table-row>
              <table:table-row table:style-name="TableLine94904143408672">
                <table:table-cell table:style-name="Tableau14.A1" table:number-columns-spanned="2" office:value-type="string">
                  <text:p text:style-name="P53"><office:annotation><dc:creator>Ngaha </dc:creator><dc:date>2015-06-16T14:07:58</dc:date><text:p text:style-name="P65">do text if not self.roadEquipments.__str__().count(u"'epuration'")</text:p></office:annotation><draw:control text:anchor-type="as-char" draw:z-index="110" draw:name="Forme59" draw:style-name="gr1" draw:text-style-name="P67" svg:width="0.447cm" svg:height="0.399cm" draw:control="control111"/><text:span text:style-name="T6">égout</text:span> existant relié en aval <text:s/>à une <text:span text:style-name="T6">station d'épuration</text:span> publique</text:p>
                  <text:p text:style-name="P53"><office:annotation><dc:creator>Ngaha </dc:creator><dc:date>2015-06-16T14:06:11</dc:date><text:p text:style-name="P65">do text if self.roadEquipments.__str__().count(u"'epuration'")</text:p></office:annotation><draw:control text:anchor-type="as-char" draw:z-index="109" draw:name="Forme60" draw:style-name="gr1" draw:text-style-name="P67" svg:width="0.447cm" svg:height="0.399cm" draw:control="control110"/><text:span text:style-name="T6">égout</text:span> existant relié en aval <text:s/>à une <text:span text:style-name="T6">station d'épuration</text:span> publique</text:p>
                </table:table-cell>
                <table:covered-table-cell/>
                <table:table-cell table:style-name="Tableau14.A1" office:value-type="string">
                  <text:p text:style-name="P53"><office:annotation><dc:creator>Ngaha </dc:creator><dc:date>2015-06-16T14:14:11</dc:date><text:p text:style-name="P65">do text if not self.roadEquipments.__str__().count(u"'pascollecteeaux'")</text:p></office:annotation><draw:control text:anchor-type="as-char" draw:z-index="111" draw:name="Forme61" draw:style-name="gr1" draw:text-style-name="P67" svg:width="0.447cm" svg:height="0.399cm" draw:control="control112"/>pas d'égout</text:p>
                  <text:p text:style-name="P53"><office:annotation><dc:creator>Ngaha </dc:creator><dc:date>2015-06-16T14:13:36</dc:date><text:p text:style-name="P65">do text if self.roadEquipments.__str__().count(u"'pascollecteeaux'")</text:p></office:annotation><draw:control text:anchor-type="as-char" draw:z-index="112" draw:name="Forme62" draw:style-name="gr1" draw:text-style-name="P67" svg:width="0.447cm" svg:height="0.399cm" draw:control="control113"/>pas d'égout</text:p>
                </table:table-cell>
              </table:table-row>
              <table:table-row table:style-name="TableLine94904143289488">
                <table:table-cell table:style-name="Tableau14.A1" table:number-columns-spanned="3" office:value-type="string">
                  <text:p text:style-name="P53">Situation au PASH :</text:p>
                  <text:p text:style-name="P53"><text:text-input text:description="">licence.pash</text:text-input></text:p>
                </table:table-cell>
                <table:covered-table-cell/>
                <table:covered-table-cell/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9">Application du décret « voirie » ?</text:p>
          </table:table-cell>
          <table:table-cell table:style-name="Tableau11.B2" table:number-columns-spanned="6" office:value-type="string">
            <text:p text:style-name="P7"><text:bookmark text:name="Unknown43"/><text:s/>oui<text:tab/> <text:s text:c="5"/><text:bookmark text:name="Unknown44"/><text:bookmark text:name="Unknown45"/><text:bookmark text:name="Unknown46"/><text:s/>Affichage Délibération du Conseil Communal du …………… au ………………<text:bookmark text:name="Unknown47"/>.<text:bookmark text:name="Unknown48"/>.<text:bookmark text:name="Unknown49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4">
          <table:table-cell table:style-name="Tableau11.A5" table:number-rows-spanned="2" office:value-type="string">
            <text:p text:style-name="P7">Avis</text:p>
            <text:p text:style-name="P7"/>
            <text:p text:style-name="P7"/>
          </table:table-cell>
          <table:table-cell table:style-name="Tableau11.B10" office:value-type="string">
            <text:p text:style-name="P7">OBLIGATOIRES :</text:p>
          </table:table-cell>
          <table:table-cell table:style-name="Tableau11.F5" table:number-columns-spanned="5" office:value-type="string">
            <text:p text:style-name="P50"><text:text-input text:description="Bien-Parcelles">self.solicitOpinionsTo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5">
          <table:covered-table-cell/>
          <table:table-cell table:style-name="Tableau11.B15" office:value-type="string">
            <text:p text:style-name="P7">FACULTATIFS :</text:p>
          </table:table-cell>
          <table:table-cell table:style-name="Tableau11.F5" table:number-columns-spanned="5" office:value-type="string">
            <text:p text:style-name="P50"><text:text-input text:description="Bien-Parcelles">self.solicitOpinionsToOptional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11.1">
          <table:table-cell table:style-name="Tableau11.A2" office:value-type="string">
            <text:p text:style-name="P7">Bien classé ou assimilé</text:p>
          </table:table-cell>
          <table:table-cell table:style-name="Tableau11.B2" table:number-columns-spanned="6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row table:style-name="Tableau15.1">
                <table:table-cell table:style-name="Tableau15.A1" office:value-type="string">
                  <text:p text:style-name="P53"><office:annotation><dc:creator>Ngaha </dc:creator><dc:date>2015-06-09T11:30:15</dc:date><text:p text:style-name="P65">do text if not 'class' in licence_helper.protectedBuilding</text:p></office:annotation><draw:control text:anchor-type="as-char" draw:z-index="114" draw:name="Forme63" draw:style-name="gr1" draw:text-style-name="P67" svg:width="0.447cm" svg:height="0.399cm" draw:control="control115"/>classé ou assimilé</text:p>
                  <text:p text:style-name="P53"><office:annotation><dc:creator>Ngaha </dc:creator><dc:date>2015-06-09T11:30:31</dc:date><text:p text:style-name="P65">do text if <text:s/>'class' in licence_helper.protectedBuilding</text:p></office:annotation><draw:control text:anchor-type="as-char" draw:z-index="113" draw:name="Forme64" draw:style-name="gr1" draw:text-style-name="P67" svg:width="0.447cm" svg:height="0.399cm" draw:control="control114"/>classé ou assimilé</text:p>
                </table:table-cell>
                <table:table-cell table:style-name="Tableau15.A1" office:value-type="string">
                  <text:p text:style-name="P57"><office:annotation><dc:creator>Ngaha </dc:creator><dc:date>2015-06-09T11:31:08</dc:date><text:p text:style-name="P65">do text if not 'zone de protection' in licence_helper.protectedBuilding</text:p></office:annotation><draw:control text:anchor-type="as-char" draw:z-index="116" draw:name="Forme65" draw:style-name="gr1" draw:text-style-name="P67" svg:width="0.447cm" svg:height="0.399cm" draw:control="control117"/>zone de protection</text:p>
                  <text:p text:style-name="P57"><office:annotation><dc:creator>Ngaha </dc:creator><dc:date>2015-06-09T11:32:40</dc:date><text:p text:style-name="P65">do text if 'zone de protection' in licence_helper.protectedBuilding</text:p></office:annotation><draw:control text:anchor-type="as-char" draw:z-index="115" draw:name="Forme66" draw:style-name="gr1" draw:text-style-name="P67" svg:width="0.447cm" svg:height="0.399cm" draw:control="control116"/>zone de protection</text:p>
                </table:table-cell>
                <table:table-cell table:style-name="Tableau15.A1" office:value-type="string">
                  <text:p text:style-name="P57"><office:annotation><dc:creator>Ngaha </dc:creator><dc:date>2015-06-09T11:33:01</dc:date><text:p text:style-name="P65">do text if not <text:s/>u"repris \xe0 l'inventaire" in licence_helper.protectedBuilding</text:p></office:annotation><draw:control text:anchor-type="as-char" draw:z-index="117" draw:name="Forme67" draw:style-name="gr1" draw:text-style-name="P67" svg:width="0.447cm" svg:height="0.399cm" draw:control="control118"/>repris à l'inventaire</text:p>
                  <text:p text:style-name="P57"><office:annotation><dc:creator>Ngaha </dc:creator><dc:date>2015-06-09T11:34:20</dc:date><text:p text:style-name="P65">do text if <text:s/>u"repris \xe0 l'inventaire" in licence_helper.protectedBuilding</text:p></office:annotation><draw:control text:anchor-type="as-char" draw:z-index="118" draw:name="Forme68" draw:style-name="gr1" draw:text-style-name="P67" svg:width="0.447cm" svg:height="0.399cm" draw:control="control119"/>repris à l'inventaire</text:p>
                </table:table-cell>
                <table:table-cell table:style-name="Tableau15.A1" office:value-type="string">
                  <text:p text:style-name="P57"><office:annotation><dc:creator>Ngaha </dc:creator><dc:date>2015-06-09T11:34:36</dc:date><text:p text:style-name="P65">do text if not u"\xe0 l'Atlas arch\xe9ologique" in licence_helper.protectedBuilding</text:p></office:annotation><draw:control text:anchor-type="as-char" draw:z-index="119" draw:name="Forme69" draw:style-name="gr1" draw:text-style-name="P67" svg:width="0.447cm" svg:height="0.399cm" draw:control="control120"/>à l'atlas archéologique</text:p>
                  <text:p text:style-name="P57"><office:annotation><dc:creator>Ngaha </dc:creator><dc:date>2015-06-09T11:35:34</dc:date><text:p text:style-name="P65">do text if u"\xe0 l'Atlas arch\xe9ologique" in licence_helper.protectedBuilding</text:p></office:annotation><draw:control text:anchor-type="as-char" draw:z-index="120" draw:name="Forme70" draw:style-name="gr1" draw:text-style-name="P67" svg:width="0.447cm" svg:height="0.399cm" draw:control="control121"/>à l'atlas archéologique</text:p>
                </table:table-cell>
              </table:table-row>
            </table:table>
            <text:p text:style-name="P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2" office:value-type="string">
            <text:p text:style-name="P7">Etude d’Incidence ?</text:p>
          </table:table-cell>
          <table:table-cell table:style-name="Tableau11.B2" table:number-columns-spanned="6" office:value-type="string">
            <text:p text:style-name="P38"><office:annotation><dc:creator>Ngaha </dc:creator><dc:date>2015-06-16T16:27:23</dc:date><text:p text:style-name="P65">do text if not self.impactStudy</text:p></office:annotation><draw:control text:anchor-type="as-char" draw:z-index="102" draw:name="Forme71" draw:style-name="gr1" draw:text-style-name="P67" svg:width="0.447cm" svg:height="0.399cm" draw:control="control103"/>oui (ne concerne PAS la notice dévaluation préalable des incidences, toujours nécessaire)</text:p>
            <text:p text:style-name="P38"><office:annotation><dc:creator>Ngaha </dc:creator><dc:date>2015-06-16T16:30:24</dc:date><text:p text:style-name="P65">do text if self.impactStudy</text:p></office:annotation><draw:control text:anchor-type="as-char" draw:z-index="101" draw:name="Forme72" draw:style-name="gr1" draw:text-style-name="P67" svg:width="0.447cm" svg:height="0.399cm" draw:control="control102"/>oui (ne concerne PAS la notice dévaluation préalable des incidences, toujours nécessaire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18">
          <table:table-cell table:style-name="Tableau11.A18" office:value-type="string">
            <text:p text:style-name="P7"/>
          </table:table-cell>
          <table:table-cell table:style-name="Tableau11.B18" table:number-columns-spanned="6" office:value-type="string">
            <table:table table:name="Tableau17" table:style-name="Tableau17">
              <table:table-column table:style-name="Tableau17.A"/>
              <table:table-column table:style-name="Tableau17.B"/>
              <table:table-column table:style-name="Tableau17.C"/>
              <table:table-row table:style-name="Tableau17.1">
                <table:table-cell table:style-name="Tableau17.A1" office:value-type="string">
                  <text:p text:style-name="P10"><office:annotation><dc:creator>Auteur inconnu</dc:creator><dc:date>2022-07-11T11:24:38.076740681</dc:date><text:p text:style-name="P66">do text if 'favorable' in licence.getLastCollegeReport().collegeOpinion or 'cond' in licence.getLastCollegeReport().collegeOpinion</text:p></office:annotation><draw:control text:anchor-type="as-char" draw:z-index="139" draw:name="Forme73" draw:style-name="gr1" draw:text-style-name="P67" svg:width="0.447cm" svg:height="0.399cm" draw:control="control140"/>favorable</text:p>
                  <text:p text:style-name="P10"><office:annotation><dc:creator>Auteur inconnu</dc:creator><dc:date>2022-07-11T11:37:40.587414710</dc:date><text:p text:style-name="P66">do text if 'Favorable' in licence.getLastCollegeReport().collegeOpinion and not 'cond' in licence.getLastCollegeReport().collegeOpinion </text:p></office:annotation><draw:control text:anchor-type="as-char" draw:z-index="140" draw:name="Forme73_1" draw:style-name="gr1" draw:text-style-name="P67" svg:width="0.447cm" svg:height="0.399cm" draw:control="control141"/>favorable </text:p>
                </table:table-cell>
                <table:table-cell table:style-name="Tableau17.A1" office:value-type="string">
                  <text:p text:style-name="P10"><office:annotation><dc:creator>Auteur inconnu</dc:creator><dc:date>2022-07-11T11:37:14.179726492</dc:date><text:p text:style-name="P66">do text if not 'cond' in licence.getLastCollegeReport().collegeOpinion</text:p></office:annotation><draw:control text:anchor-type="as-char" draw:z-index="141" draw:name="Forme74" draw:style-name="gr1" draw:text-style-name="P67" svg:width="0.447cm" svg:height="0.399cm" draw:control="control142"/>favorable conditionnel </text:p>
                  <text:p text:style-name="P10"><office:annotation><dc:creator>Auteur inconnu</dc:creator><dc:date>2022-07-11T11:37:52.134587327</dc:date><text:p text:style-name="P66">do text if 'cond' in licence.getLastCollegeReport().collegeOpinion</text:p></office:annotation><draw:control text:anchor-type="as-char" draw:z-index="142" draw:name="Forme74_1" draw:style-name="gr1" draw:text-style-name="P67" svg:width="0.447cm" svg:height="0.399cm" draw:control="control143"/>favorable conditionnel <text:s/></text:p>
                </table:table-cell>
                <table:table-cell table:style-name="Tableau17.A1" office:value-type="string">
                  <text:p text:style-name="P10"><office:annotation><dc:creator>Auteur inconnu</dc:creator><dc:date>2022-07-11T11:37:29.732755562</dc:date><text:p text:style-name="P66">do text if 'Favorable' in licence.getLastCollegeReport().collegeOpinion</text:p></office:annotation><draw:control text:anchor-type="as-char" draw:z-index="143" draw:name="Forme75" draw:style-name="gr1" draw:text-style-name="P67" svg:width="0.447cm" svg:height="0.399cm" draw:control="control144"/>défavorable <text:s/></text:p>
                  <text:p text:style-name="P10"><office:annotation><dc:creator>Auteur inconnu</dc:creator><dc:date>2022-07-11T11:38:06.967543445</dc:date><text:p text:style-name="P66">do text if 'favorable' in licence.getLastCollegeReport().collegeOpinion and not 'cond' in licence.getLastCollegeReport().collegeOpinion</text:p></office:annotation><draw:control text:anchor-type="as-char" draw:z-index="144" draw:name="Forme75_0" draw:style-name="gr1" draw:text-style-name="P67" svg:width="0.447cm" svg:height="0.399cm" draw:control="control145"/>défavorable <text:s text:c="2"/></text:p>
                </table:table-cell>
              </table:table-row>
              <table:table-row table:style-name="Tableau17.1">
                <table:table-cell table:style-name="Tableau17.A1" table:number-columns-spanned="3" office:value-type="string">
                  <text:p text:style-name="P11"><draw:control text:anchor-type="as-char" draw:z-index="145" draw:name="Forme76_0" draw:style-name="gr1" draw:text-style-name="P67" svg:width="0.447cm" svg:height="0.399cm" draw:control="control146"/>du <text:text-input text:description="">licence.getLastCollegeReport().eventDate</text:text-input><text:s text:c="6"/><text:bookmark text:name="Unknown581"/><draw:control text:anchor-type="as-char" draw:z-index="146" draw:name="Forme77_0" draw:style-name="gr1" draw:text-style-name="P67" svg:width="0.447cm" svg:height="0.399cm" draw:control="control147"/>et joint en annexe</text:p>
                </table:table-cell>
                <table:covered-table-cell/>
                <table:covered-table-cell/>
              </table:table-row>
            </table:table>
            <text:p text:style-name="P2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1.6">
          <table:table-cell table:style-name="Tableau11.A19" office:value-type="string">
            <text:p text:style-name="P7"><text:span text:style-name="T5">Décision finale du Collège</text:span> </text:p>
          </table:table-cell>
          <table:table-cell table:style-name="Tableau11.B19" table:number-columns-spanned="6" office:value-type="string">
            <text:p text:style-name="P12"><draw:control text:anchor-type="as-char" draw:z-index="74" draw:name="Forme78" draw:style-name="gr1" draw:text-style-name="P67" svg:width="0.447cm" svg:height="0.399cm" draw:control="control75"/><text:s/>s’écartant de l’<text:span text:style-name="T15">avis</text:span> préalable du Fonctionnaire Délégué <text:span text:style-name="T36">(NB : interdit avec une </text:span><text:span text:style-name="T32">dérogation</text:span><text:span text:style-name="T36"> du FD)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9"><text:span text:style-name="T5">Envoyé le</text:span> ........................................ <text:span text:style-name="T48">(date réelle d’envoi)</text:span><text:span text:style-name="T5">, par le Collège :</text:span></text:p>
      <text:p text:style-name="P1"/>
      <text:p text:style-name="P45"><office:annotation><dc:creator>Gauthier Bastien</dc:creator><dc:date>2011-01-13T14:56:41</dc:date><text:p text:style-name="P65">do text</text:p><text:p text:style-name="P65">from document(at=signatures, format='odt')</text:p></office:annotation>Import depuis signatures.odt</text:p>
      <text:p text:style-name="P30"/>
      <text:p text:style-name="P30"/>
      <text:p text:style-name="P64">AMENAGEMENT DU TERRITOIRE ET URBANISME</text:p>
      <text:p text:style-name="P31">FORMULAIRE D'ENVOI D'UN DOSSIER AU FONCTIONNAIRE DELEGUE</text:p>
      <text:p text:style-name="P31"><text:s/><text:span text:style-name="T6">par le collège de la ville de </text:span><text:span text:style-name="Police_20_par_20_défaut"><text:span text:style-name="T30"><text:text-input text:description="">tool.getCityName()</text:text-input></text:span></text:span><text:span text:style-name="T6"><text:tab/><text:tab/></text:span>Références communales<text:span text:style-name="T39"> : </text:span><text:span text:style-name="T39"><text:text-input text:description="">licence_helper.reference</text:text-input></text:span></text:p>
      <text:p text:style-name="P32"/>
      <table:table table:name="Tableau1" table:style-name="Tableau1">
        <table:table-column table:style-name="Tableau1.A"/>
        <table:table-column table:style-name="Tableau1.B"/>
        <table:table-row table:style-name="TableLine94904143857536">
          <table:table-cell table:style-name="Tableau1.A1" table:number-columns-spanned="2" office:value-type="string">
            <text:p text:style-name="P55"/>
          </table:table-cell>
          <table:covered-table-cell/>
        </table:table-row>
        <table:table-row table:style-name="TableLine94904143840960">
          <table:table-cell table:style-name="Tableau1.A2" office:value-type="string">
            <text:p text:style-name="P33"/>
          </table:table-cell>
          <table:table-cell table:style-name="Tableau1.B2" office:value-type="string">
            <text:p text:style-name="P33"/>
          </table:table-cell>
        </table:table-row>
        <table:table-row table:style-name="TableLine94904142373680">
          <table:table-cell table:style-name="Tableau1.A3" table:number-columns-spanned="2" office:value-type="string">
            <text:p text:style-name="P36"/>
          </table:table-cell>
          <table:covered-table-cell/>
        </table:table-row>
      </table:table>
      <text:p text:style-name="P46"/>
      <table:table table:name="Tableau2" table:style-name="Tableau2">
        <table:table-column table:style-name="Tableau2.A"/>
        <table:table-column table:style-name="Tableau2.B"/>
        <table:table-row table:style-name="TableLine94904143920736">
          <table:table-cell table:style-name="Tableau2.A1" office:value-type="string">
            <text:p text:style-name="P35"><office:annotation><dc:creator>Ngaha </dc:creator><dc:date>2015-06-08T13:37:51</dc:date><text:p text:style-name="P65">do text if not self.folderCategory.count('UCO')</text:p></office:annotation><draw:control text:anchor-type="as-char" draw:z-index="1" draw:name="Forme79" draw:style-name="gr1" draw:text-style-name="P67" svg:width="0.447cm" svg:height="0.399cm" draw:control="control2"/><text:span text:style-name="T6">DUP :</text:span> déclaration Urbanistique Préalable</text:p>
            <text:p text:style-name="P35"><office:annotation><dc:creator>Ngaha </dc:creator><dc:date>2015-06-08T13:43:27</dc:date><text:p text:style-name="P65">do text if not self.folderCategory.count('UCO')</text:p></office:annotation><draw:control text:anchor-type="as-char" draw:z-index="16" draw:name="Forme80" draw:style-name="gr1" draw:text-style-name="P67" svg:width="0.447cm" svg:height="0.399cm" draw:control="control17"/><text:span text:style-name="T6">DUP :</text:span> déclaration Urbanistique Préalable</text:p>
            <text:p text:style-name="P35"><office:annotation><dc:creator>Ngaha </dc:creator><dc:date>2015-06-08T14:03:02</dc:date><text:p text:style-name="P65">do text if not self.folderCategory.startswith('CU1')</text:p></office:annotation><draw:control text:anchor-type="as-char" draw:z-index="2" draw:name="Forme81" draw:style-name="gr1" draw:text-style-name="P67" svg:width="0.447cm" svg:height="0.399cm" draw:control="control3"/><text:span text:style-name="T6">CU1 :</text:span> certificat d'urbanisme n°1</text:p>
            <text:p text:style-name="P35"><office:annotation><dc:creator>Ngaha </dc:creator><dc:date>2015-06-08T14:03:42</dc:date><text:p text:style-name="P65">do text if self.folderCategory.startswith('CU1')</text:p></office:annotation><draw:control text:anchor-type="as-char" draw:z-index="19" draw:name="Forme82" draw:style-name="gr1" draw:text-style-name="P67" svg:width="0.447cm" svg:height="0.399cm" draw:control="control20"/><text:span text:style-name="T6">CU1 :</text:span> certificat d'urbanisme n°1</text:p>
            <text:p text:style-name="P35"><office:annotation><dc:creator>Ngaha </dc:creator><dc:date>2015-06-08T14:04:17</dc:date><text:p text:style-name="P65">do text if not self.folderCategory.startswith('CU2')</text:p></office:annotation><draw:control text:anchor-type="as-char" draw:z-index="3" draw:name="Forme83" draw:style-name="gr1" draw:text-style-name="P67" svg:width="0.447cm" svg:height="0.399cm" draw:control="control4"/><text:span text:style-name="T6">CU2 :</text:span> certificat d'urbanisme n°2</text:p>
            <text:p text:style-name="P35"><office:annotation><dc:creator>Ngaha </dc:creator><dc:date>2015-06-08T14:04:46</dc:date><text:p text:style-name="P65">do text if self.folderCategory.startswith('CU2')</text:p></office:annotation><draw:control text:anchor-type="as-char" draw:z-index="20" draw:name="Forme84" draw:style-name="gr1" draw:text-style-name="P67" svg:width="0.447cm" svg:height="0.399cm" draw:control="control21"/><text:span text:style-name="T6">CU2 :</text:span> certificat d'urbanisme n°2</text:p>
            <text:p text:style-name="P35"><office:annotation><dc:creator>Ngaha </dc:creator><dc:date>2015-06-08T14:05:06</dc:date><text:p text:style-name="P65">do text if not self.folderCategory.startswith('PU')</text:p></office:annotation><draw:control text:anchor-type="as-char" draw:z-index="4" draw:name="Forme85" draw:style-name="gr1" draw:text-style-name="P67" svg:width="0.447cm" svg:height="0.399cm" draw:control="control5"/><text:span text:style-name="T6">PU :</text:span> demande de permis unique</text:p>
            <text:p text:style-name="P33"><text:span text:style-name="T10"><office:annotation><dc:creator>Ngaha </dc:creator><dc:date>2015-06-08T14:05:32</dc:date><text:p text:style-name="P65">do text if self.folderCategory.startswith('PU')</text:p></office:annotation></text:span><text:span text:style-name="T10"><draw:control text:anchor-type="as-char" draw:z-index="21" draw:name="Forme86" draw:style-name="gr1" draw:text-style-name="P67" svg:width="0.447cm" svg:height="0.399cm" draw:control="control22"/></text:span>PU :<text:span text:style-name="T10"> demande de permis unique</text:span></text:p>
            <text:p text:style-name="P33"><office:annotation><dc:creator>Ngaha </dc:creator><dc:date>2015-06-08T14:05:50</dc:date><text:p text:style-name="P65">do text if not self.folderCategory.startswith('DIV')</text:p></office:annotation><draw:control text:anchor-type="as-char" draw:z-index="5" draw:name="Forme87" draw:style-name="gr1" draw:text-style-name="P67" svg:width="0.447cm" svg:height="0.399cm" draw:control="control6"/>DIV : <text:span text:style-name="T10">autre demande</text:span></text:p>
            <text:p text:style-name="P33"><text:span text:style-name="T10"><office:annotation><dc:creator>Ngaha </dc:creator><dc:date>2015-06-08T14:06:20</dc:date><text:p text:style-name="P65">do text if self.folderCategory.startswith('DIV')</text:p></office:annotation></text:span><text:span text:style-name="T10"><draw:control text:anchor-type="as-char" draw:z-index="22" draw:name="Forme88" draw:style-name="gr1" draw:text-style-name="P67" svg:width="0.447cm" svg:height="0.399cm" draw:control="control23"/></text:span>DIV <text:span text:style-name="T10">: autre demande</text:span></text:p>
            <text:p text:style-name="P33"><office:annotation><dc:creator>Ngaha </dc:creator><dc:date>2015-06-08T14:06:37</dc:date><text:p text:style-name="P65">do text if not self.folderCategory.startswith('UCP')</text:p></office:annotation><draw:control text:anchor-type="as-char" draw:z-index="6" draw:name="Forme89" draw:style-name="gr1" draw:text-style-name="P67" svg:width="0.447cm" svg:height="0.399cm" draw:control="control7"/>UCP : <text:span text:style-name="T10">permis d'urbanisme à caractère public</text:span></text:p>
            <text:p text:style-name="P33"><text:span text:style-name="T10"><office:annotation><dc:creator>Ngaha </dc:creator><dc:date>2015-06-08T14:07:42</dc:date><text:p text:style-name="P65">do text if self.getValueForTemplate('folderCategory').startswith('UCP')</text:p></office:annotation></text:span><text:span text:style-name="T10"><draw:control text:anchor-type="as-char" draw:z-index="23" draw:name="Forme90" draw:style-name="gr1" draw:text-style-name="P67" svg:width="0.447cm" svg:height="0.399cm" draw:control="control24"/></text:span>UCP <text:span text:style-name="T10">: permis d'urbanisme à caractère public</text:span></text:p>
            <text:p text:style-name="P33"><office:annotation><dc:creator>Ngaha </dc:creator><dc:date>2015-06-08T14:08:42</dc:date><text:p text:style-name="P65">do text if not self.folderCategory.startswith('LCP')</text:p></office:annotation><draw:control text:anchor-type="as-char" draw:z-index="7" draw:name="Forme91" draw:style-name="gr1" draw:text-style-name="P67" svg:width="0.447cm" svg:height="0.399cm" draw:control="control8"/>LCP : <text:span text:style-name="T10">permis d'urbanisation caractère public</text:span></text:p>
            <text:p text:style-name="P33"><text:span text:style-name="T10"><office:annotation><dc:creator>Ngaha </dc:creator><dc:date>2015-06-08T14:08:15</dc:date><text:p text:style-name="P65">do text if self.folderCategory.startswith('LCP')</text:p></office:annotation></text:span><text:span text:style-name="T10"><draw:control text:anchor-type="as-char" draw:z-index="24" draw:name="Forme92" draw:style-name="gr1" draw:text-style-name="P67" svg:width="0.447cm" svg:height="0.399cm" draw:control="control25"/></text:span>LCP <text:span text:style-name="T10">: permis d'urbanisation caractère public</text:span></text:p>
            <text:p text:style-name="P37"><text:span text:style-name="T37">PERMIS INTEGRE COMMERCIAL :</text:span> <text:s/><draw:control text:anchor-type="as-char" draw:z-index="48" draw:name="Forme93" draw:style-name="gr1" draw:text-style-name="P67" svg:width="0.447cm" svg:height="0.399cm" draw:control="control49"/><text:s/>PIUR : </text:p>
          </table:table-cell>
          <table:table-cell table:style-name="Tableau2.B1" office:value-type="string">
            <text:p text:style-name="P33"><text:span text:style-name="T10"><office:annotation><dc:creator>Ngaha </dc:creator><dc:date>2015-06-08T13:56:55</dc:date><text:p text:style-name="P65">do text if not self.folderCategory.startswith('UAP')</text:p></office:annotation></text:span><text:span text:style-name="T10"><draw:control text:anchor-type="as-char" draw:z-index="17" draw:name="Forme94" draw:style-name="gr1" draw:text-style-name="P67" svg:width="0.447cm" svg:height="0.399cm" draw:control="control18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3"><text:span text:style-name="T10"><office:annotation><dc:creator>Ngaha </dc:creator><dc:date>2015-06-08T13:57:17</dc:date><text:p text:style-name="P65">do text if self.getValueForTemplate('folderCategory').startswith('UAP')</text:p></office:annotation></text:span><text:span text:style-name="T10"><draw:control text:anchor-type="as-char" draw:z-index="18" draw:name="Forme95" draw:style-name="gr1" draw:text-style-name="P67" svg:width="0.447cm" svg:height="0.399cm" draw:control="control19"/></text:span>UAP <text:span text:style-name="T10">: permis d'urbanisme </text:span><text:span text:style-name="T41">hors RCU, PCA, lot</text:span><text:span text:style-name="T34">,</text:span><text:span text:style-name="T10"> avec intervention du FD</text:span></text:p>
            <text:p text:style-name="P33"><office:annotation><dc:creator>Ngaha </dc:creator><dc:date>2015-06-08T14:10:16</dc:date><text:p text:style-name="P65">do text if not self.getValueForTemplate('folderCategory').startswith('UDC ')</text:p></office:annotation><draw:control text:anchor-type="as-char" draw:z-index="8" draw:name="Forme96" draw:style-name="gr1" draw:text-style-name="P67" svg:width="0.447cm" svg:height="0.399cm" draw:control="control9"/>UDC :<text:span text:style-name="T10"> permis direct du Collège (vu art 107 ou dans RCU, PCA, Lotissement)</text:span></text:p>
            <text:p text:style-name="P33"><text:span text:style-name="T10"><office:annotation><dc:creator>Ngaha </dc:creator><dc:date>2015-06-08T14:09:27</dc:date><text:p text:style-name="P65">do text if self.getValueForTemplate('folderCategory').startswith('UDC ')</text:p></office:annotation></text:span><text:span text:style-name="T10"><draw:control text:anchor-type="as-char" draw:z-index="25" draw:name="Forme97" draw:style-name="gr1" draw:text-style-name="P67" svg:width="0.447cm" svg:height="0.399cm" draw:control="control26"/></text:span>UDC <text:span text:style-name="T10">: permis direct du Collège (vu art 107 ou dans RCU, PCA, Lotissement)</text:span></text:p>
            <text:p text:style-name="P33"><office:annotation><dc:creator>Ngaha </dc:creator><dc:date>2015-06-08T14:11:43</dc:date><text:p text:style-name="P65">do text if not self.getValueForTemplate('folderCategory').startswith('UDC/D')</text:p></office:annotation><draw:control text:anchor-type="as-char" draw:z-index="9" draw:name="Forme98" draw:style-name="gr1" draw:text-style-name="P67" svg:width="0.447cm" svg:height="0.399cm" draw:control="control10"/>UDC/D : <text:span text:style-name="T10">permis </text:span><text:span text:style-name="T14">avec dérogation</text:span><text:span text:style-name="T10"> dans RCU, PCA, Lotissement,</text:span></text:p>
            <text:p text:style-name="P33"><text:span text:style-name="T14"><office:annotation><dc:creator>Ngaha </dc:creator><dc:date>2015-06-08T14:11:26</dc:date><text:p text:style-name="P65">do text if self.getValueForTemplate('folderCategory').startswith('UDC/D')</text:p></office:annotation></text:span><text:span text:style-name="T14"><draw:control text:anchor-type="as-char" draw:z-index="26" draw:name="Forme99" draw:style-name="gr1" draw:text-style-name="P67" svg:width="0.447cm" svg:height="0.399cm" draw:control="control27"/></text:span><text:span text:style-name="T13">UDC/D</text:span><text:span text:style-name="T14"> : permis avec dérogation dans RCU, PCA, Lotissement,</text:span></text:p>
            <text:p text:style-name="P33"><office:annotation><dc:creator>Ngaha </dc:creator><dc:date>2015-06-08T14:12:50</dc:date><text:p text:style-name="P65">do text if not self.getValueForTemplate('folderCategory').startswith('LAP')</text:p></office:annotation><draw:control text:anchor-type="as-char" draw:z-index="10" draw:name="Forme100" draw:style-name="gr1" draw:text-style-name="P67" svg:width="0.447cm" svg:height="0.399cm" draw:control="control11"/>LAP : <text:span text:style-name="T10">permis d'urbanisation avec avis préalable du FD</text:span></text:p>
            <text:p text:style-name="P33"><text:span text:style-name="T10"><office:annotation><dc:creator>Ngaha </dc:creator><dc:date>2015-06-08T14:12:19</dc:date><text:p text:style-name="P65">do text if self.getValueForTemplate('folderCategory').startswith('LAP')</text:p></office:annotation></text:span><text:span text:style-name="T10"><draw:control text:anchor-type="as-char" draw:z-index="27" draw:name="Forme101" draw:style-name="gr1" draw:text-style-name="P67" svg:width="0.447cm" svg:height="0.399cm" draw:control="control28"/></text:span>LAP <text:span text:style-name="T10">: permis d'urbanisation avec avis préalable du FD</text:span></text:p>
            <text:p text:style-name="P33"><office:annotation><dc:creator>Ngaha </dc:creator><dc:date>2015-06-08T14:13:36</dc:date><text:p text:style-name="P65">do text if not self.getValueForTemplate('folderCategory').startswith('LAP/M')</text:p></office:annotation><draw:control text:anchor-type="as-char" draw:z-index="11" draw:name="Forme102" draw:style-name="gr1" draw:text-style-name="P67" svg:width="0.447cm" svg:height="0.399cm" draw:control="control12"/>LAP /M :<text:span text:style-name="T10"> modification du permis de lotir (= d'urbanisation) avec avis du FD</text:span></text:p>
            <text:p text:style-name="P33"><text:span text:style-name="T10"><office:annotation><dc:creator>Ngaha </dc:creator><dc:date>2015-06-08T14:13:11</dc:date><text:p text:style-name="P65">do text if self.getValueForTemplate('folderCategory').startswith('LAP/M')</text:p></office:annotation></text:span><text:span text:style-name="T10"><draw:control text:anchor-type="as-char" draw:z-index="28" draw:name="Forme103" draw:style-name="gr1" draw:text-style-name="P67" svg:width="0.447cm" svg:height="0.399cm" draw:control="control29"/></text:span>LAP /M<text:span text:style-name="T10"> : modification du permis de lotir (= d'urbanisation) avec avis du FD</text:span></text:p>
            <text:p text:style-name="P33"><office:annotation><dc:creator>Ngaha </dc:creator><dc:date>2015-06-08T14:14:29</dc:date><text:p text:style-name="P65">do text if not self.getValueForTemplate('folderCategory').startswith('LLDC')</text:p></office:annotation><draw:control text:anchor-type="as-char" draw:z-index="12" draw:name="Forme104" draw:style-name="gr1" draw:text-style-name="P67" svg:width="0.447cm" svg:height="0.399cm" draw:control="control13"/>LDC : <text:span text:style-name="T10">permis d'urbanisation dans un RUC, PCA, lotissement</text:span></text:p>
            <text:p text:style-name="P33"><text:span text:style-name="T10"><office:annotation><dc:creator>Ngaha </dc:creator><dc:date>2015-06-08T14:14:02</dc:date><text:p>do text if self.getValueForTemplate('folderCategory').startswith('LLDC')</text:p></office:annotation></text:span><text:span text:style-name="T10"><draw:control text:anchor-type="as-char" draw:z-index="29" draw:name="Forme105" draw:style-name="gr1" draw:text-style-name="P67" svg:width="0.447cm" svg:height="0.399cm" draw:control="control30"/></text:span>LDC <text:span text:style-name="T10">: permis d'urbanisation dans un RUC, PCA, lotissement</text:span></text:p>
            <text:p text:style-name="P33"><office:annotation><dc:creator>Ngaha </dc:creator><dc:date>2015-06-08T14:15:10</dc:date><text:p text:style-name="P65">do text if not self.getValueForTemplate('folderCategory').startswith('LLDC/M')</text:p></office:annotation><draw:control text:anchor-type="as-char" draw:z-index="13" draw:name="Forme106" draw:style-name="gr1" draw:text-style-name="P67" svg:width="0.447cm" svg:height="0.399cm" draw:control="control14"/>LDC/M : <text:span text:style-name="T10">modification de permis de lotir ( =d'urbanisme) dans un RCU, PCA</text:span></text:p>
            <text:p text:style-name="P33"><text:span text:style-name="T10"><office:annotation><dc:creator>Ngaha </dc:creator><dc:date>2015-06-08T14:14:49</dc:date><text:p text:style-name="P65">do text if self.getValueForTemplate('folderCategory').startswith('LLDC/M')</text:p></office:annotation></text:span><text:span text:style-name="T10"><draw:control text:anchor-type="as-char" draw:z-index="30" draw:name="Forme107" draw:style-name="gr1" draw:text-style-name="P67" svg:width="0.447cm" svg:height="0.399cm" draw:control="control31"/></text:span>LDC/M<text:span text:style-name="T10"> : modification de permis de lotir ( =d'urbanisme) dans un RCU, PCA</text:span></text:p>
            <text:p text:style-name="P33"><text:span text:style-name="T10">d'urbanisme <text:s/></text:span><text:span text:style-name="T10"><draw:control text:anchor-type="as-char" draw:z-index="49" draw:name="Forme108" draw:style-name="gr1" draw:text-style-name="P67" svg:width="0.447cm" svg:height="0.399cm" draw:control="control50"/></text:span>PIEN :<text:span text:style-name="T10"> d'environnement </text:span><text:span text:style-name="T10"><draw:control text:anchor-type="as-char" draw:z-index="50" draw:name="Forme109" draw:style-name="gr1" draw:text-style-name="P67" svg:width="0.447cm" svg:height="0.399cm" draw:control="control51"/></text:span><text:span text:style-name="T10"><text:s/></text:span>PIUN : <text:span text:style-name="T10">Unique (=Urba. + Envir)</text:span></text:p>
          </table:table-cell>
        </table:table-row>
      </table:table>
      <text:p text:style-name="P46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33"><text:span text:style-name="T1">DEMANDEUR : </text:span><text:span text:style-name="T3">n</text:span><text:span text:style-name="T10">om, prénom</text:span></text:p>
            <text:p text:style-name="P35"><text:s text:c="28"/>Adresse</text:p>
            <text:p text:style-name="P35"><text:s text:c="28"/>Tél.</text:p>
          </table:table-cell>
          <table:table-cell table:style-name="Tableau3.B1" table:number-columns-spanned="3" office:value-type="string">
            <text:p text:style-name="P38"><text:text-input text:description="Situation des travaux">self.getApplicantsSignaletic()</text:text-input></text:p>
            <text:p text:style-name="P38"><text:text-input text:description="">self.getApplicants()[0].getAddress()</text:text-input></text:p>
            <text:p text:style-name="P41"><text:text-input text:description="">self.getApplicants()[0].getPhone()</text:text-input></text:p>
          </table:table-cell>
          <table:covered-table-cell/>
          <table:covered-table-cell/>
        </table:table-row>
        <table:table-row table:style-name="TableLine94904145205120">
          <table:table-cell table:style-name="Tableau3.A2" office:value-type="string">
            <text:p text:style-name="P33"><text:span text:style-name="T1">BIEN concerné </text:span><text:span text:style-name="T3">: </text:span><text:span text:style-name="T10">Adresse</text:span></text:p>
            <text:p text:style-name="P33"><text:s text:c="24"/><text:span text:style-name="T10">Références cadastrales</text:span></text:p>
          </table:table-cell>
          <table:table-cell table:style-name="Tableau3.B2" table:number-columns-spanned="3" office:value-type="string">
            <text:p text:style-name="P38"><text:text-input text:description="Situation des travaux">self.getWorkLocationSignaletic()</text:text-input></text:p>
            <text:p text:style-name="P38"><text:text-input text:description="Bien-Parcelles">licence_view.get_parcels()</text:text-input></text:p>
          </table:table-cell>
          <table:covered-table-cell/>
          <table:covered-table-cell/>
        </table:table-row>
        <table:table-row table:style-name="TableLine94904145184944">
          <table:table-cell table:style-name="Tableau3.A2" office:value-type="string">
            <text:p text:style-name="P35"><text:span text:style-name="T2">NATURE</text:span><text:span text:style-name="T1"> de la demande </text:span>(objet) :</text:p>
          </table:table-cell>
          <table:table-cell table:style-name="Tableau3.B2" table:number-columns-spanned="3" office:value-type="string">
            <text:p text:style-name="P38"><text:text-input text:description="Objet des travaux">licence_helper.licenceSubject</text:text-input></text:p>
          </table:table-cell>
          <table:covered-table-cell/>
          <table:covered-table-cell/>
        </table:table-row>
        <table:table-row table:style-name="Tableau3.4">
          <table:table-cell table:style-name="Tableau3.A2" office:value-type="string">
            <text:p text:style-name="P35"><text:span text:style-name="T6">AUTEUR DE PROJET</text:span> : <text:span text:style-name="T6"><text:s text:c="20"/></text:span></text:p>
          </table:table-cell>
          <table:table-cell table:style-name="Tableau3.B2" table:number-columns-spanned="3" office:value-type="string">
            <text:p text:style-name="P38"><text:text-input text:description="Situation des travaux">self.getArchitectsSignaletic(withaddress=True)</text:text-input></text:p>
          </table:table-cell>
          <table:covered-table-cell/>
          <table:covered-table-cell/>
        </table:table-row>
        <table:table-row table:style-name="TableLine94904145253392">
          <table:table-cell table:style-name="Tableau3.A2" office:value-type="string">
            <text:p text:style-name="P42">Date de dépôt dossier <text:span text:style-name="T13">complet</text:span></text:p>
          </table:table-cell>
          <table:table-cell table:style-name="Tableau3.A2" office:value-type="string">
            <text:p text:style-name="P2"><text:span text:style-name="T38"><text:text-input text:description="">tool.formatDate(urbanEventObj.getLastDeposit().getEventDate())</text:text-input></text:span><text:span text:style-name="T38"><office:annotation><dc:creator>Auteur inconnu</dc:creator><dc:date>2017-09-08T16:45:10</dc:date><text:p text:style-name="P65">do text if urbanEventObj.getLastDeposit()</text:p></office:annotation></text:span></text:p>
          </table:table-cell>
          <table:table-cell table:style-name="Tableau3.C5" office:value-type="string">
            <text:p text:style-name="P38"><text:span text:style-name="T6">Délai de réponse annoncé :</text:span> <text:s text:c="3"/></text:p>
          </table:table-cell>
          <table:table-cell table:style-name="Tableau3.D5" office:value-type="string">
            <text:p text:style-name="P38"><text:text-input text:description="Objet des travaux">licence_helper.annoncedDelay</text:text-input></text:p>
          </table:table-cell>
        </table:table-row>
        <table:table-row table:style-name="TableLine94904145255328">
          <table:table-cell table:style-name="Tableau3.A2" office:value-type="string">
            <text:p text:style-name="P35">Autres dossiers connus sur le bien</text:p>
          </table:table-cell>
          <table:table-cell table:style-name="Tableau3.B8" table:number-columns-spanned="3" office:value-type="string">
            <text:p text:style-name="P38">Références : </text:p>
          </table:table-cell>
          <table:covered-table-cell/>
          <table:covered-table-cell/>
        </table:table-row>
        <table:table-row table:style-name="TableLine94904145256400">
          <table:table-cell table:style-name="Tableau3.A2" office:value-type="string">
            <text:p text:style-name="P35">La parcelle est dans:</text:p>
          </table:table-cell>
          <table:table-cell table:style-name="Tableau3.B7" table:number-columns-spanned="3" office:value-type="string">
            <table:table table:name="Tableau6" table:style-name="Tableau6">
              <table:table-column table:style-name="Tableau6.A"/>
              <table:table-column table:style-name="Tableau6.B"/>
              <table:table-column table:style-name="Tableau6.C"/>
              <table:table-column table:style-name="Tableau6.D"/>
              <table:table-row table:style-name="TableLine94904143925856">
                <table:table-cell table:style-name="Tableau6.A1" office:value-type="string">
                  <text:p text:style-name="P39"><office:annotation><dc:creator>Ngaha </dc:creator><dc:date>2015-06-09T15:11:52</dc:date><text:p text:style-name="P65">do text if not self.isInPCA</text:p></office:annotation><draw:control text:anchor-type="as-char" draw:z-index="31" draw:name="Forme110" draw:style-name="gr1" draw:text-style-name="P67" svg:width="0.447cm" svg:height="0.399cm" draw:control="control32"/>Un PCA de réf. : </text:p>
                  <text:p text:style-name="P39"><office:annotation><dc:creator>Ngaha </dc:creator><dc:date>2015-06-09T15:13:02</dc:date><text:p text:style-name="P65">do text if self.isInPCA</text:p></office:annotation><draw:control text:anchor-type="as-char" draw:z-index="32" draw:name="Forme111" draw:style-name="gr1" draw:text-style-name="P67" svg:width="0.447cm" svg:height="0.399cm" draw:control="control33"/>Un PCA de réf. : </text:p>
                </table:table-cell>
                <table:table-cell table:style-name="Tableau6.A1" office:value-type="string">
                  <text:p text:style-name="P56"><office:annotation><dc:creator>Ngaha </dc:creator><dc:date>2015-06-09T16:08:21</dc:date><text:p text:style-name="P65">do text</text:p><text:p text:style-name="P65">from xhtml(self.portal_urban.decorateHTML('UrbanBody', self.getValueForTemplate('pcaDetails')))</text:p></office:annotation></text:p>
                </table:table-cell>
                <table:table-cell table:style-name="Tableau6.A1" office:value-type="string">
                  <text:p text:style-name="P39"><office:annotation><dc:creator>Ngaha </dc:creator><dc:date>2015-06-09T15:14:32</dc:date><text:p text:style-name="P65">do text if not self.isInSubdivision</text:p></office:annotation><text:s/><draw:control text:anchor-type="as-char" draw:z-index="33" draw:name="Forme112" draw:style-name="gr1" draw:text-style-name="P67" svg:width="0.447cm" svg:height="0.399cm" draw:control="control34"/>un lotissement de réf. :</text:p>
                  <text:p text:style-name="P39"><office:annotation><dc:creator>Ngaha </dc:creator><dc:date>2015-06-09T15:15:29</dc:date><text:p text:style-name="P65">do text if self.isInSubdivision</text:p></office:annotation><text:s/><draw:control text:anchor-type="as-char" draw:z-index="34" draw:name="Forme113" draw:style-name="gr1" draw:text-style-name="P67" svg:width="0.447cm" svg:height="0.399cm" draw:control="control35"/>un lotissement de réf. :</text:p>
                </table:table-cell>
                <table:table-cell table:style-name="Tableau6.A1" office:value-type="string">
                  <text:p text:style-name="P56"><office:annotation><dc:creator>Ngaha </dc:creator><dc:date>2015-06-09T16:12:51</dc:date><text:p text:style-name="P65">do text</text:p><text:p text:style-name="P65">from xhtml(self.portal_urban.decorateHTML('UrbanBody', self.getValueForTemplate('subdivisionDetails')))</text:p></office:annotation>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Line94904145257520">
          <table:table-cell table:style-name="Tableau3.A2" office:value-type="string">
            <text:p text:style-name="P35">Demande de DEROGATION :</text:p>
          </table:table-cell>
          <table:table-cell table:style-name="Tableau3.B8" table:number-columns-spanned="3" office:value-type="string">
            <table:table table:name="Tableau5" table:style-name="Tableau5">
              <table:table-column table:style-name="Tableau5.A"/>
              <table:table-column table:style-name="Tableau5.B"/>
              <table:table-column table:style-name="Tableau5.C"/>
              <table:table-column table:style-name="Tableau5.D"/>
              <table:table-column table:style-name="Tableau5.E"/>
              <table:table-row table:style-name="TableLine94904144573072">
                <table:table-cell table:style-name="Tableau5.A1" office:value-type="string">
                  <text:p text:style-name="P39"><office:annotation><dc:creator>Ngaha </dc:creator><dc:date>2015-06-16T10:23:07</dc:date><text:p text:style-name="P65">do text if not self.getValueForTemplate('derogation').count(u'au Plan de secteur')</text:p></office:annotation><draw:control text:anchor-type="as-char" draw:z-index="39" draw:name="Forme114" draw:style-name="gr1" draw:text-style-name="P67" svg:width="0.447cm" svg:height="0.399cm" draw:control="control40"/>au plan de secteur</text:p>
                  <text:p text:style-name="P39"><office:annotation><dc:creator>Ngaha </dc:creator><dc:date>2015-06-16T10:25:27</dc:date><text:p text:style-name="P65">do text if self.getValueForTemplate('derogation').count(u'au Plan de secteur')</text:p></office:annotation><draw:control text:anchor-type="as-char" draw:z-index="40" draw:name="Forme115" draw:style-name="gr1" draw:text-style-name="P67" svg:width="0.447cm" svg:height="0.399cm" draw:control="control41"/>au plan de secteur</text:p>
                </table:table-cell>
                <table:table-cell table:style-name="Tableau5.A1" office:value-type="string">
                  <text:p text:style-name="P39"><office:annotation><dc:creator>Ngaha </dc:creator><dc:date>2015-06-16T10:26:21</dc:date><text:p text:style-name="P65">do text if not self.derogation.count(u"au Plan Communal d'Am\xe9nagement")</text:p></office:annotation><draw:control text:anchor-type="as-char" draw:z-index="38" draw:name="Forme116" draw:style-name="gr1" draw:text-style-name="P67" svg:width="0.447cm" svg:height="0.399cm" draw:control="control39"/>au PCA.</text:p>
                  <text:p text:style-name="P39"><office:annotation><dc:creator>Ngaha </dc:creator><dc:date>2015-06-16T10:30:51</dc:date><text:p text:style-name="P65">do text if self.derogation.count(u"au Plan Communal d'Am\xe9nagement")</text:p></office:annotation><draw:control text:anchor-type="as-char" draw:z-index="41" draw:name="Forme117" draw:style-name="gr1" draw:text-style-name="P67" svg:width="0.447cm" svg:height="0.399cm" draw:control="control42"/>au PCA.</text:p>
                </table:table-cell>
                <table:table-cell table:style-name="Tableau5.A1" office:value-type="string">
                  <text:p text:style-name="P39"><office:annotation><dc:creator>Ngaha </dc:creator><dc:date>2015-06-16T10:34:32</dc:date><text:p text:style-name="P65">do text if not self.derogation.count(u"au Lotissement")</text:p></office:annotation><draw:control text:anchor-type="as-char" draw:z-index="37" draw:name="Forme118" draw:style-name="gr1" draw:text-style-name="P67" svg:width="0.447cm" svg:height="0.399cm" draw:control="control38"/>au lotissement</text:p>
                  <text:p text:style-name="P39"><office:annotation><dc:creator>Ngaha </dc:creator><dc:date>2015-06-16T10:35:59</dc:date><text:p text:style-name="P65">do text if self.derogation.count(u"au Lotissement")</text:p></office:annotation><draw:control text:anchor-type="as-char" draw:z-index="42" draw:name="Forme119" draw:style-name="gr1" draw:text-style-name="P67" svg:width="0.447cm" svg:height="0.399cm" draw:control="control43"/>au lotissement</text:p>
                </table:table-cell>
                <table:table-cell table:style-name="Tableau5.A1" office:value-type="string">
                  <text:p text:style-name="P39"><office:annotation><dc:creator>Ngaha </dc:creator><dc:date>2015-06-16T10:37:04</dc:date><text:p text:style-name="P65">do text if not self.derogation.count(u"au R\xe8glement Communal d'Urbanisme")</text:p></office:annotation><draw:control text:anchor-type="as-char" draw:z-index="36" draw:name="Forme120" draw:style-name="gr1" draw:text-style-name="P67" svg:width="0.447cm" svg:height="0.399cm" draw:control="control37"/>au RCU</text:p>
                  <text:p text:style-name="P39"><office:annotation><dc:creator>Ngaha </dc:creator><dc:date>2015-06-16T10:37:48</dc:date><text:p text:style-name="P65">do text if self.derogation.count(u"au R\xe8glement Communal d'Urbanisme")</text:p></office:annotation><draw:control text:anchor-type="as-char" draw:z-index="43" draw:name="Forme121" draw:style-name="gr1" draw:text-style-name="P67" svg:width="0.447cm" svg:height="0.399cm" draw:control="control44"/>au RCU </text:p>
                </table:table-cell>
                <table:table-cell table:style-name="Tableau5.A1" office:value-type="string">
                  <text:p text:style-name="P39"><office:annotation><dc:creator>Ngaha </dc:creator><dc:date>2015-06-16T10:33:04</dc:date><text:p text:style-name="P65">do text if not self.derogation.count(u"au R\xe8glement R\xe9gional d'Urbanisme")</text:p></office:annotation><text:s/><draw:control text:anchor-type="as-char" draw:z-index="35" draw:name="Forme122" draw:style-name="gr1" draw:text-style-name="P67" svg:width="0.447cm" svg:height="0.399cm" draw:control="control36"/>au règl. rég. d'urb.</text:p>
                  <text:p text:style-name="P39"><office:annotation><dc:creator>Ngaha </dc:creator><dc:date>2015-06-16T10:33:44</dc:date><text:p text:style-name="P65">do text if self.derogation.count(u"au R\xe8glement R\xe9gional d'Urbanisme")</text:p></office:annotation><text:s/><draw:control text:anchor-type="as-char" draw:z-index="44" draw:name="Forme123" draw:style-name="gr1" draw:text-style-name="P67" svg:width="0.447cm" svg:height="0.399cm" draw:control="control45"/>au règl. rég. d'urb.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Line94904145258160">
          <table:table-cell table:style-name="Tableau3.A2" office:value-type="string">
            <text:p text:style-name="P35">Publicité - enquête</text:p>
          </table:table-cell>
          <table:table-cell table:style-name="Tableau3.B2" table:number-columns-spanned="3" office:value-type="string">
            <text:p text:style-name="P38"><office:annotation><dc:creator>Ngaha </dc:creator><dc:date>2015-06-08T15:34:10</dc:date><text:p text:style-name="P66">do text if not 'Enq' in licence_helper.inquiry_type</text:p></office:annotation><text:s/><draw:control text:anchor-type="as-char" draw:z-index="125" draw:name="Forme124" draw:style-name="gr1" draw:text-style-name="P67" svg:width="0.447cm" svg:height="0.399cm" draw:control="control126"/>oui <text:s/><draw:control text:anchor-type="as-char" draw:z-index="126" draw:name="Forme125" draw:style-name="gr1" draw:text-style-name="P67" svg:width="0.447cm" svg:height="0.399cm" draw:control="control127"/>du <text:s text:c="14"/>au <text:s text:c="14"/>Réclamation ? <text:s/><draw:control text:anchor-type="as-char" draw:z-index="127" draw:name="Forme126" draw:style-name="gr1" draw:text-style-name="P67" svg:width="0.447cm" svg:height="0.399cm" draw:control="control128"/></text:p>
            <text:p text:style-name="P38"><office:annotation><dc:creator>Ngaha </dc:creator><dc:date>2015-06-08T15:32:55</dc:date><text:p text:style-name="P66">do text if 'Enq' in licence_helper.inquiry_type</text:p></office:annotation><text:s/><draw:control text:anchor-type="as-char" draw:z-index="128" draw:name="Forme127" draw:style-name="gr1" draw:text-style-name="P67" svg:width="0.447cm" svg:height="0.399cm" draw:control="control129"/>oui <text:s/><draw:control text:anchor-type="as-char" draw:z-index="129" draw:name="Forme128" draw:style-name="gr1" draw:text-style-name="P67" svg:width="0.447cm" svg:height="0.399cm" draw:control="control130"/>du <text:text-input text:description="">tool.formatDate(licence.getLastInquiry().getInvestigationStart())</text:text-input><text:s/>au <text:text-input text:description="">tool.formatDate(licence.getLastInquiry().getInvestigationEnd())</text:text-input><text:s/>Réclamation ? <text:s/><draw:control text:anchor-type="as-char" draw:z-index="130" draw:name="Forme129" draw:style-name="gr1" draw:text-style-name="P67" svg:width="0.447cm" svg:height="0.399cm" draw:control="control131"/></text:p>
          </table:table-cell>
          <table:covered-table-cell/>
          <table:covered-table-cell/>
        </table:table-row>
        <table:table-row table:style-name="TableLine94904145258800">
          <table:table-cell table:style-name="Tableau3.A2" office:value-type="string">
            <text:p text:style-name="P35">Ouverture ou modification de voirie</text:p>
          </table:table-cell>
          <table:table-cell table:style-name="Tableau3.B7" table:number-columns-spanned="3" office:value-type="string">
            <table:table table:name="Tableau7" table:style-name="Tableau7">
              <table:table-column table:style-name="Tableau7.A"/>
              <table:table-row table:style-name="TableLine94904144654976">
                <table:table-cell table:style-name="Tableau7.A1" office:value-type="string">
                  <text:p text:style-name="P39"><office:annotation><dc:creator>Ngaha </dc:creator><dc:date>2015-06-16T11:25:37</dc:date><text:p text:style-name="P65">do text if self.roadAdaptation.count(u"Non")</text:p></office:annotation><draw:control text:anchor-type="as-char" draw:z-index="45" draw:name="Forme130" draw:style-name="gr1" draw:text-style-name="P67" svg:width="0.447cm" svg:height="0.399cm" draw:control="control46"/>oui</text:p>
                  <text:p text:style-name="P39"><office:annotation><dc:creator>Ngaha </dc:creator><dc:date>2015-06-16T11:28:48</dc:date><text:p text:style-name="P65">do text if self.roadAdaptation.count(u"Oui")</text:p></office:annotation><draw:control text:anchor-type="as-char" draw:z-index="46" draw:name="Forme131" draw:style-name="gr1" draw:text-style-name="P67" svg:width="0.447cm" svg:height="0.399cm" draw:control="control47"/>oui</text:p>
                  <text:p text:style-name="P39"><text:span text:style-name="T6">Type de voirie </text:span>: <text:text-input text:description="">self.roadType</text:text-input><office:annotation><dc:creator>Ngaha </dc:creator><dc:date>2015-06-16T11:43:17</dc:date><text:p text:style-name="P65">do text if not self.roadType.count(u"Provinciale")</text:p></office:annotation>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1">
          <table:table-cell table:style-name="Tableau3.A2" office:value-type="string">
            <text:p text:style-name="P42">Équipement de la voirie</text:p>
            <text:p text:style-name="P42"><text:s text:c="39"/><text:span text:style-name="T33">Important :</text:span></text:p>
          </table:table-cell>
          <table:table-cell table:style-name="Tableau3.B2" table:number-columns-spanned="3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row table:style-name="TableLine94904144893456">
                <table:table-cell table:style-name="Tableau8.A1" office:value-type="string">
                  <text:p text:style-name="P39"/>
                </table:table-cell>
                <table:table-cell table:style-name="Tableau8.A1" office:value-type="string">
                  <text:p text:style-name="P39"/>
                </table:table-cell>
                <table:table-cell table:style-name="Tableau8.A1" office:value-type="string">
                  <text:p text:style-name="P39"/>
                </table:table-cell>
              </table:table-row>
              <table:table-row table:style-name="TableLine94904144992864">
                <table:table-cell table:style-name="Tableau8.A1" table:number-columns-spanned="2" office:value-type="string">
                  <text:p text:style-name="P39"/>
                </table:table-cell>
                <table:covered-table-cell/>
                <table:table-cell table:style-name="Tableau8.A1" office:value-type="string">
                  <text:p text:style-name="P39"/>
                </table:table-cell>
              </table:table-row>
              <table:table-row table:style-name="TableLine94904144993712">
                <table:table-cell table:style-name="Tableau8.A1" table:number-columns-spanned="3" office:value-type="string">
                  <text:p text:style-name="P39"/>
                </table:table-cell>
                <table:covered-table-cell/>
                <table:covered-table-cell/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2">
          <table:table-cell table:style-name="Tableau3.A2" office:value-type="string">
            <text:p text:style-name="P35">Avis sollicités par la commune</text:p>
          </table:table-cell>
          <table:table-cell table:style-name="Tableau3.B2" table:number-columns-spanned="3" office:value-type="string">
            <table:table table:name="Tableau9" table:style-name="Tableau9">
              <table:table-column table:style-name="Tableau9.A"/>
              <table:table-row table:style-name="TableLine94904144995264">
                <table:table-cell table:style-name="Tableau9.A1" office:value-type="string">
                  <text:p text:style-name="P48"><text:text-input text:description="Bien-Parcelles">self.solicitOpinionsTo</text:text-input>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3">
          <table:table-cell table:style-name="Tableau3.A2" office:value-type="string">
            <text:p text:style-name="P42">Zonage au plan de secteur</text:p>
          </table:table-cell>
          <table:table-cell table:style-name="Tableau3.B2" table:number-columns-spanned="3" office:value-type="string">
            <table:table table:name="Tableau12" table:style-name="Tableau12">
              <table:table-column table:style-name="Tableau12.A"/>
              <table:table-column table:style-name="Tableau12.B"/>
              <table:table-row table:style-name="TableLine94904144996944">
                <table:table-cell table:style-name="Tableau12.A1" office:value-type="string">
                  <text:p text:style-name="P38"><office:annotation><dc:creator>sde </dc:creator><dc:date>2011-08-04T13:57:24</dc:date><text:p text:style-name="P65">do row for folderZoneValue in self.getValuesForTemplate('folderZone')</text:p></office:annotation><draw:control text:anchor-type="as-char" draw:z-index="0" draw:name="Forme132" draw:style-name="gr1" draw:text-style-name="P67" svg:width="0.447cm" svg:height="0.399cm" draw:control="control1"/></text:p>
                </table:table-cell>
                <table:table-cell table:style-name="Tableau12.A1" office:value-type="string">
                  <text:p text:style-name="P38"><text:text-input text:description="Bien-Parcelles">folderZoneValue</text:text-input>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4">
          <table:table-cell table:style-name="Tableau3.A2" office:value-type="string">
            <text:p text:style-name="P35">Bien classé ou assimilé</text:p>
          </table:table-cell>
          <table:table-cell table:style-name="Tableau3.B7" table:number-columns-spanned="3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Line94904144975168">
                <table:table-cell table:style-name="Tableau4.A1" office:value-type="string">
                  <text:p text:style-name="P53"><office:annotation><dc:creator>Ngaha </dc:creator><dc:date>2015-06-09T11:30:15</dc:date><text:p text:style-name="P65">do text if not 'class' in licence_helper.protectedBuilding</text:p></office:annotation><draw:control text:anchor-type="as-char" draw:z-index="131" draw:name="Forme133" draw:style-name="gr1" draw:text-style-name="P67" svg:width="0.447cm" svg:height="0.399cm" draw:control="control132"/>classé ou assimilé</text:p>
                  <text:p text:style-name="P53"><office:annotation><dc:creator>Ngaha </dc:creator><dc:date>2015-06-09T11:30:31</dc:date><text:p text:style-name="P65">do text if <text:s/>'class' in licence_helper.protectedBuilding</text:p></office:annotation><draw:control text:anchor-type="as-char" draw:z-index="132" draw:name="Forme134" draw:style-name="gr1" draw:text-style-name="P67" svg:width="0.447cm" svg:height="0.399cm" draw:control="control133"/>classé ou assimilé</text:p>
                </table:table-cell>
                <table:table-cell table:style-name="Tableau4.A1" office:value-type="string">
                  <text:p text:style-name="P57"><office:annotation><dc:creator>Ngaha </dc:creator><dc:date>2015-06-09T11:31:08</dc:date><text:p text:style-name="P65">do text if not 'zone de protection' in licence_helper.protectedBuilding</text:p></office:annotation><draw:control text:anchor-type="as-char" draw:z-index="133" draw:name="Forme135" draw:style-name="gr1" draw:text-style-name="P67" svg:width="0.447cm" svg:height="0.399cm" draw:control="control134"/>zone de protection</text:p>
                  <text:p text:style-name="P57"><office:annotation><dc:creator>Ngaha </dc:creator><dc:date>2015-06-09T11:32:40</dc:date><text:p text:style-name="P65">do text if 'zone de protection' in licence_helper.protectedBuilding</text:p></office:annotation><draw:control text:anchor-type="as-char" draw:z-index="134" draw:name="Forme136" draw:style-name="gr1" draw:text-style-name="P67" svg:width="0.447cm" svg:height="0.399cm" draw:control="control135"/>zone de protection</text:p>
                </table:table-cell>
                <table:table-cell table:style-name="Tableau4.A1" office:value-type="string">
                  <text:p text:style-name="P57"><office:annotation><dc:creator>Ngaha </dc:creator><dc:date>2015-06-09T11:33:01</dc:date><text:p text:style-name="P65">do text if not <text:s/>u"repris \xe0 l'inventaire" in licence_helper.protectedBuilding</text:p></office:annotation><draw:control text:anchor-type="as-char" draw:z-index="135" draw:name="Forme137" draw:style-name="gr1" draw:text-style-name="P67" svg:width="0.447cm" svg:height="0.399cm" draw:control="control136"/>repris à l'inventaire</text:p>
                  <text:p text:style-name="P57"><office:annotation><dc:creator>Ngaha </dc:creator><dc:date>2015-06-09T11:34:20</dc:date><text:p text:style-name="P65">do text if <text:s/>u"repris \xe0 l'inventaire" in licence_helper.protectedBuilding</text:p></office:annotation><draw:control text:anchor-type="as-char" draw:z-index="136" draw:name="Forme138" draw:style-name="gr1" draw:text-style-name="P67" svg:width="0.447cm" svg:height="0.399cm" draw:control="control137"/>repris à l'inventaire</text:p>
                </table:table-cell>
                <table:table-cell table:style-name="Tableau4.A1" office:value-type="string">
                  <text:p text:style-name="P57"><office:annotation><dc:creator>Ngaha </dc:creator><dc:date>2015-06-09T11:34:36</dc:date><text:p text:style-name="P65">do text if not u"\xe0 l'Atlas arch\xe9ologique" in licence_helper.protectedBuilding</text:p></office:annotation><draw:control text:anchor-type="as-char" draw:z-index="137" draw:name="Forme139" draw:style-name="gr1" draw:text-style-name="P67" svg:width="0.447cm" svg:height="0.399cm" draw:control="control138"/>à l'atlas archéologique</text:p>
                  <text:p text:style-name="P57"><office:annotation><dc:creator>Ngaha </dc:creator><dc:date>2015-06-09T11:35:34</dc:date><text:p text:style-name="P65">do text if u"\xe0 l'Atlas arch\xe9ologique" in licence_helper.protectedBuilding</text:p></office:annotation><draw:control text:anchor-type="as-char" draw:z-index="138" draw:name="Forme140" draw:style-name="gr1" draw:text-style-name="P67" svg:width="0.447cm" svg:height="0.399cm" draw:control="control139"/>à l'atlas archéologique</text:p>
                </table:table-cell>
              </table:table-row>
            </table:table>
            <text:p text:style-name="P38"/>
          </table:table-cell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5">Etude d'incidence ?</text:p>
          </table:table-cell>
          <table:table-cell table:style-name="Tableau3.B2" table:number-columns-spanned="3" office:value-type="string">
            <text:p text:style-name="P38"><office:annotation><dc:creator>Ngaha </dc:creator><dc:date>2015-06-16T16:27:23</dc:date><text:p text:style-name="P65">do text if not self.impactStudy</text:p></office:annotation><draw:control text:anchor-type="as-char" draw:z-index="14" draw:name="Forme141" draw:style-name="gr1" draw:text-style-name="P67" svg:width="0.447cm" svg:height="0.399cm" draw:control="control15"/>oui (ne concerne PAS la notice dévaluation préalable des incidences, toujours nécessaire)</text:p>
            <text:p text:style-name="P38"><office:annotation><dc:creator>Ngaha </dc:creator><dc:date>2015-06-16T16:30:24</dc:date><text:p text:style-name="P65">do text if self.impactStudy</text:p></office:annotation><draw:control text:anchor-type="as-char" draw:z-index="47" draw:name="Forme142" draw:style-name="gr1" draw:text-style-name="P67" svg:width="0.447cm" svg:height="0.399cm" draw:control="control48"/>oui (ne concerne PAS la notice dévaluation préalable des incidences, toujours nécessaire)</text:p>
          </table:table-cell>
          <table:covered-table-cell/>
          <table:covered-table-cell/>
        </table:table-row>
        <text:soft-page-break/>
        <table:table-row table:style-name="Tableau3.16">
          <table:table-cell table:style-name="Tableau3.A16" office:value-type="string">
            <text:p text:style-name="P33">Rapport du collège <text:span text:style-name="T10">avec motivation (ou éventuellement demande de dérogation motivée si dans un PCA, RCU , lotissement)</text:span></text:p>
          </table:table-cell>
          <table:table-cell table:style-name="Tableau3.B16" table:number-columns-spanned="3" office:value-type="string">
            <text:p text:style-name="P38"/>
            <text:p text:style-name="P38"/>
            <text:p text:style-name="P38"/>
            <text:p text:style-name="P40">(suite au verso : <draw:control text:anchor-type="as-char" draw:z-index="51" draw:name="Forme143" draw:style-name="gr1" draw:text-style-name="P67" svg:width="0.447cm" svg:height="0.399cm" draw:control="control52"/>oui)</text:p>
          </table:table-cell>
          <table:covered-table-cell/>
          <table:covered-table-cell/>
        </table:table-row>
        <table:table-row table:style-name="Tableau3.17">
          <table:table-cell table:style-name="Tableau3.A17" office:value-type="string">
            <text:p text:style-name="P35">Annexes jointes</text:p>
          </table:table-cell>
          <table:table-cell table:style-name="Tableau3.B17" table:number-columns-spanned="3" office:value-type="string">
            <text:p text:style-name="P39">Voir liste</text:p>
          </table:table-cell>
          <table:covered-table-cell/>
          <table:covered-table-cell/>
        </table:table-row>
        <table:table-row table:style-name="TableLine94904145267232">
          <table:table-cell table:style-name="Tableau3.A18" office:value-type="string">
            <text:p text:style-name="P33">Décision finale du collège</text:p>
          </table:table-cell>
          <table:table-cell table:style-name="Tableau3.B18" table:number-columns-spanned="3" office:value-type="string">
            <text:p text:style-name="P49"><draw:control text:anchor-type="as-char" draw:z-index="15" draw:name="Forme144" draw:style-name="gr1" draw:text-style-name="P67" svg:width="0.447cm" svg:height="0.399cm" draw:control="control16"/>s'écartant de <text:span text:style-name="T10">l'</text:span><text:span text:style-name="T16">avis</text:span> du fonctionnaire délégué (ne pas confondre avec une dérogation octroyée par lui)</text:p>
          </table:table-cell>
          <table:covered-table-cell/>
          <table:covered-table-cell/>
        </table:table-row>
      </table:table>
      <text:p text:style-name="P47"/>
      <text:p text:style-name="P44"><text:span text:style-name="Police_20_par_20_défaut"><text:span text:style-name="T31"><text:text-input text:description="">tool.getCityName()</text:text-input></text:span></text:span>, le</text:p>
      <text:p text:style-name="P43"><text:tab/><text:tab/><office:annotation><dc:creator>Gauthier Bastien</dc:creator><dc:date>2011-01-13T14:56:41</dc:date><text:p text:style-name="P65">do text</text:p><text:p text:style-name="P65">from document(at=signatures, format='odt')</text:p></office:annotation>Import depuis signatures.odt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1" svg:font-family="'Times New Roman'" style:font-family-generic="roman"/>
    <style:font-face style:name="Calibri3" svg:font-family="Calibri" style:font-family-generic="swiss"/>
    <style:font-face style:name="DejaVu Sans" svg:font-family="'DejaVu Sans'" style:font-family-generic="swiss"/>
    <style:font-face style:name="Ubuntu" svg:font-family="Ubuntu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" svg:font-family="Calibri" style:font-adornments="Gras" style:font-family-generic="swiss" style:font-pitch="variable"/>
    <style:font-face style:name="Calibri1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2.032cm" style:writing-mode="lr-tb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Signature" style:family="paragraph" style:parent-style-name="Standard">
      <style:text-properties style:font-name="Calibri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cm" fo:margin-bottom="0cm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cm" fo:margin-right="0cm" fo:margin-top="0.101cm" fo:margin-bottom="0.169cm" loext:contextual-spacing="false" fo:text-indent="0cm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1" fo:font-family="Calibri" style:font-style-name="Normal" style:font-family-generic="swiss" style:font-pitch="variable" fo:font-size="12pt" style:font-size-asian="12pt" style:font-size-complex="12pt"/>
    </style:style>
    <style:style style:name="UrbanFooter" style:family="paragraph" style:parent-style-name="Standard">
      <style:text-properties style:font-name="Calibri1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cm" fo:margin-bottom="0.282cm" loext:contextual-spacing="false" fo:line-height="107%" fo:hyphenation-ladder-count="no-limit"/>
      <style:text-properties style:font-name="Calibri1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 loext:hyphenation-no-caps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99cm" fo:margin-bottom="0.42cm" fo:margin-left="0.721cm" fo:margin-right="0.49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7-11T14:30:27.159736319</dc:date>
    <meta:editing-duration>P3DT18H5M22S</meta:editing-duration>
    <meta:editing-cycles>684</meta:editing-cycles>
    <meta:generator>LibreOffice/6.4.7.2$Linux_X86_64 LibreOffice_project/40$Build-2</meta:generator>
    <meta:document-statistic meta:table-count="17" meta:image-count="0" meta:object-count="0" meta:page-count="4" meta:paragraph-count="239" meta:word-count="1275" meta:character-count="8967" meta:non-whitespace-character-count="7602"/>
  </office:meta>
</office:document-meta>
</file>